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386298" officeooo:paragraph-rsid="00386298"/>
    </style:style>
    <style:style style:name="P2" style:family="paragraph" style:parent-style-name="Standard">
      <style:text-properties fo:font-style="italic" officeooo:rsid="00302a32" officeooo:paragraph-rsid="0017587b" style:font-style-asian="italic" style:font-style-complex="italic"/>
    </style:style>
    <style:style style:name="P3" style:family="paragraph" style:parent-style-name="Standard">
      <style:text-properties fo:font-style="italic" officeooo:rsid="00386298" officeooo:paragraph-rsid="00386298" style:font-style-asian="italic" style:font-style-complex="italic"/>
    </style:style>
    <style:style style:name="P4" style:family="paragraph" style:parent-style-name="Standard">
      <style:text-properties officeooo:rsid="003a1f0c" officeooo:paragraph-rsid="003a1f0c"/>
    </style:style>
    <style:style style:name="P5" style:family="paragraph" style:parent-style-name="Standard">
      <style:text-properties officeooo:rsid="003acdb2" officeooo:paragraph-rsid="003acdb2"/>
    </style:style>
    <style:style style:name="P6" style:family="paragraph" style:parent-style-name="Standard">
      <style:text-properties officeooo:rsid="003acdb2" officeooo:paragraph-rsid="003bc3fa"/>
    </style:style>
    <style:style style:name="P7" style:family="paragraph" style:parent-style-name="Standard">
      <style:text-properties officeooo:rsid="003afa8c" officeooo:paragraph-rsid="003afa8c"/>
    </style:style>
    <style:style style:name="P8" style:family="paragraph" style:parent-style-name="Standard">
      <style:text-properties officeooo:rsid="003bc3fa" officeooo:paragraph-rsid="003bc3fa"/>
    </style:style>
    <style:style style:name="P9" style:family="paragraph" style:parent-style-name="Standard">
      <style:text-properties officeooo:rsid="003bc3fa" officeooo:paragraph-rsid="003dfc55"/>
    </style:style>
    <style:style style:name="P10" style:family="paragraph" style:parent-style-name="Standard">
      <style:text-properties officeooo:rsid="003dfc55" officeooo:paragraph-rsid="003dfc55"/>
    </style:style>
    <style:style style:name="P11" style:family="paragraph" style:parent-style-name="Standard">
      <style:text-properties officeooo:rsid="003e3f8d" officeooo:paragraph-rsid="003e3f8d"/>
    </style:style>
    <style:style style:name="P12" style:family="paragraph" style:parent-style-name="Standard">
      <style:text-properties officeooo:rsid="003fefc7" officeooo:paragraph-rsid="003fefc7"/>
    </style:style>
    <style:style style:name="P13" style:family="paragraph" style:parent-style-name="Standard">
      <style:text-properties officeooo:rsid="004054e8" officeooo:paragraph-rsid="004054e8"/>
    </style:style>
    <style:style style:name="P14" style:family="paragraph" style:parent-style-name="Standard">
      <style:text-properties officeooo:rsid="00411b18" officeooo:paragraph-rsid="00411b18"/>
    </style:style>
    <style:style style:name="P15" style:family="paragraph" style:parent-style-name="Standard">
      <style:text-properties officeooo:rsid="00411b18" officeooo:paragraph-rsid="0042d792"/>
    </style:style>
    <style:style style:name="P16" style:family="paragraph" style:parent-style-name="Standard">
      <style:text-properties officeooo:rsid="00411b18" officeooo:paragraph-rsid="0042f5cd"/>
    </style:style>
    <style:style style:name="P17" style:family="paragraph" style:parent-style-name="Standard">
      <style:text-properties officeooo:rsid="00411b18" officeooo:paragraph-rsid="00483590"/>
    </style:style>
    <style:style style:name="P18" style:family="paragraph" style:parent-style-name="Standard">
      <style:text-properties officeooo:rsid="0042d792" officeooo:paragraph-rsid="0042d792"/>
    </style:style>
    <style:style style:name="P19" style:family="paragraph" style:parent-style-name="Standard">
      <style:text-properties officeooo:rsid="0042f5cd" officeooo:paragraph-rsid="0042f5cd"/>
    </style:style>
    <style:style style:name="P20" style:family="paragraph" style:parent-style-name="Standard">
      <style:text-properties officeooo:rsid="0044410a" officeooo:paragraph-rsid="0044410a"/>
    </style:style>
    <style:style style:name="P21" style:family="paragraph" style:parent-style-name="Standard">
      <style:text-properties officeooo:rsid="0045cc3a" officeooo:paragraph-rsid="0045cc3a"/>
    </style:style>
    <style:style style:name="P22" style:family="paragraph" style:parent-style-name="Standard">
      <style:text-properties officeooo:rsid="0046b405" officeooo:paragraph-rsid="0046b405"/>
    </style:style>
    <style:style style:name="P23" style:family="paragraph" style:parent-style-name="Standard">
      <style:text-properties officeooo:rsid="00483590" officeooo:paragraph-rsid="00483590"/>
    </style:style>
    <style:style style:name="P24" style:family="paragraph" style:parent-style-name="Standard">
      <style:text-properties fo:font-style="normal" officeooo:rsid="0048c747" officeooo:paragraph-rsid="0048c747" style:font-style-asian="normal" style:font-style-complex="normal"/>
    </style:style>
    <style:style style:name="P25" style:family="paragraph" style:parent-style-name="Standard">
      <style:text-properties fo:font-variant="normal" fo:text-transform="none" fo:color="#252525" style:font-name="Liberation Serif" fo:font-size="12pt" fo:letter-spacing="normal" fo:font-style="normal" fo:font-weight="normal" officeooo:rsid="0048c747" officeooo:paragraph-rsid="0048c747" style:font-size-asian="12pt" style:font-style-asian="normal" style:font-size-complex="12pt" style:font-style-complex="normal"/>
    </style:style>
    <style:style style:name="P26" style:family="paragraph" style:parent-style-name="Standard">
      <style:text-properties fo:font-variant="normal" fo:text-transform="none" fo:color="#252525" style:font-name="Liberation Serif" fo:font-size="12pt" fo:letter-spacing="normal" fo:font-style="normal" fo:font-weight="normal" officeooo:rsid="0049244a" officeooo:paragraph-rsid="0049244a" style:font-size-asian="12pt" style:font-style-asian="normal" style:font-size-complex="12pt" style:font-style-complex="normal"/>
    </style:style>
    <style:style style:name="P27" style:family="paragraph" style:parent-style-name="Standard">
      <style:text-properties fo:font-variant="normal" fo:text-transform="none" fo:color="#252525" style:font-name="Liberation Serif" fo:font-size="12pt" fo:letter-spacing="normal" fo:font-style="normal" fo:font-weight="normal" officeooo:rsid="004c29fe" officeooo:paragraph-rsid="004c29fe" style:font-size-asian="12pt" style:font-style-asian="normal" style:font-size-complex="12pt" style:font-style-complex="normal"/>
    </style:style>
    <style:style style:name="P28" style:family="paragraph" style:parent-style-name="Standard">
      <style:text-properties fo:font-variant="normal" fo:text-transform="none" fo:color="#252525" style:font-name="Liberation Serif" fo:font-size="12pt" fo:letter-spacing="normal" fo:font-style="normal" fo:font-weight="normal" officeooo:rsid="004c83fc" officeooo:paragraph-rsid="004c83fc" style:font-size-asian="12pt" style:font-style-asian="normal" style:font-size-complex="12pt" style:font-style-complex="normal"/>
    </style:style>
    <style:style style:name="P29" style:family="paragraph" style:parent-style-name="Standard">
      <style:paragraph-properties fo:text-align="center" style:justify-single-word="false"/>
      <style:text-properties fo:font-variant="normal" fo:text-transform="none" fo:color="#252525" style:font-name="Liberation Serif" fo:font-size="12pt" fo:letter-spacing="normal" fo:font-style="normal" fo:font-weight="normal" officeooo:rsid="004c83fc" officeooo:paragraph-rsid="004c83fc" style:font-size-asian="12pt" style:font-style-asian="normal" style:font-size-complex="12pt" style:font-style-complex="normal"/>
    </style:style>
    <style:style style:name="P30" style:family="paragraph" style:parent-style-name="Standard">
      <style:text-properties fo:font-variant="normal" fo:text-transform="none" fo:color="#252525" style:font-name="Liberation Serif" fo:font-size="12pt" fo:letter-spacing="normal" fo:font-style="normal" fo:font-weight="normal" officeooo:rsid="004d028b" officeooo:paragraph-rsid="004d028b" style:font-size-asian="12pt" style:font-style-asian="normal" style:font-size-complex="12pt" style:font-style-complex="normal"/>
    </style:style>
    <style:style style:name="P31" style:family="paragraph" style:parent-style-name="Standard">
      <style:text-properties fo:font-variant="normal" fo:text-transform="none" fo:color="#252525" style:font-name="Liberation Serif" fo:font-size="12pt" fo:letter-spacing="normal" fo:font-style="normal" fo:font-weight="normal" officeooo:rsid="004d028b" officeooo:paragraph-rsid="004d6bb4" style:font-size-asian="12pt" style:font-style-asian="normal" style:font-size-complex="12pt" style:font-style-complex="normal"/>
    </style:style>
    <style:style style:name="P32" style:family="paragraph" style:parent-style-name="Standard">
      <style:text-properties fo:font-variant="normal" fo:text-transform="none" fo:color="#252525" style:font-name="Liberation Serif" fo:font-size="12pt" fo:letter-spacing="normal" fo:font-style="normal" fo:font-weight="normal" officeooo:rsid="004d6bb4" officeooo:paragraph-rsid="004d6bb4" style:font-size-asian="12pt" style:font-style-asian="normal" style:font-size-complex="12pt" style:font-style-complex="normal"/>
    </style:style>
    <style:style style:name="P33" style:family="paragraph" style:parent-style-name="Standard">
      <style:text-properties fo:font-variant="normal" fo:text-transform="none" fo:color="#252525" style:font-name="Liberation Serif" fo:font-size="12pt" fo:letter-spacing="normal" fo:font-style="normal" fo:font-weight="normal" officeooo:rsid="004dbda3" officeooo:paragraph-rsid="004dbda3" style:font-size-asian="12pt" style:font-style-asian="normal" style:font-size-complex="12pt" style:font-style-complex="normal"/>
    </style:style>
    <style:style style:name="P34" style:family="paragraph" style:parent-style-name="Standard">
      <style:text-properties fo:font-variant="normal" fo:text-transform="none" fo:color="#252525" style:font-name="Liberation Serif" fo:font-size="12pt" fo:letter-spacing="normal" fo:font-style="normal" fo:font-weight="normal" officeooo:rsid="004eabf6" officeooo:paragraph-rsid="004eabf6" style:font-size-asian="12pt" style:font-style-asian="normal" style:font-size-complex="12pt" style:font-style-complex="normal"/>
    </style:style>
    <style:style style:name="P35" style:family="paragraph" style:parent-style-name="Standard">
      <style:text-properties fo:font-variant="normal" fo:text-transform="none" fo:color="#252525" style:font-name="Liberation Serif" fo:font-size="12pt" fo:letter-spacing="normal" fo:font-style="normal" fo:font-weight="normal" officeooo:rsid="004ffab0" officeooo:paragraph-rsid="004ffab0" style:font-size-asian="12pt" style:font-style-asian="normal" style:font-size-complex="12pt" style:font-style-complex="normal"/>
    </style:style>
    <style:style style:name="P36" style:family="paragraph" style:parent-style-name="Standard">
      <style:text-properties fo:font-variant="normal" fo:text-transform="none" fo:color="#252525" style:font-name="Liberation Serif" fo:font-size="12pt" fo:letter-spacing="normal" fo:font-style="normal" fo:font-weight="normal" officeooo:rsid="00516ef0" officeooo:paragraph-rsid="00516ef0" style:font-size-asian="12pt" style:font-style-asian="normal" style:font-size-complex="12pt" style:font-style-complex="normal"/>
    </style:style>
    <style:style style:name="P37" style:family="paragraph" style:parent-style-name="Standard">
      <style:text-properties fo:font-variant="normal" fo:text-transform="none" fo:color="#252525" style:font-name="Liberation Serif" fo:font-size="12pt" fo:letter-spacing="normal" fo:font-style="normal" fo:font-weight="normal" officeooo:rsid="0052e88f" officeooo:paragraph-rsid="0052e88f" style:font-size-asian="12pt" style:font-style-asian="normal" style:font-size-complex="12pt" style:font-style-complex="normal"/>
    </style:style>
    <style:style style:name="P38" style:family="paragraph" style:parent-style-name="Standard">
      <style:text-properties fo:font-variant="normal" fo:text-transform="none" fo:color="#252525" style:font-name="Liberation Serif" fo:font-size="12pt" fo:letter-spacing="normal" fo:font-style="normal" fo:font-weight="normal" officeooo:rsid="00544b81" officeooo:paragraph-rsid="00544b81" style:font-size-asian="12pt" style:font-style-asian="normal" style:font-size-complex="12pt" style:font-style-complex="normal"/>
    </style:style>
    <style:style style:name="P39" style:family="paragraph" style:parent-style-name="Standard">
      <style:text-properties fo:font-variant="normal" fo:text-transform="none" fo:color="#252525" style:font-name="Liberation Serif" fo:font-size="12pt" fo:letter-spacing="normal" fo:font-style="normal" fo:font-weight="normal" officeooo:rsid="00551f37" officeooo:paragraph-rsid="00551f37" style:font-size-asian="12pt" style:font-style-asian="normal" style:font-size-complex="12pt" style:font-style-complex="normal"/>
    </style:style>
    <style:style style:name="P40" style:family="paragraph" style:parent-style-name="Standard">
      <style:text-properties fo:font-variant="normal" fo:text-transform="none" fo:color="#252525" style:font-name="Liberation Serif" fo:font-size="12pt" fo:letter-spacing="normal" fo:font-style="normal" fo:font-weight="normal" officeooo:rsid="00563e71" officeooo:paragraph-rsid="00563e71" style:font-size-asian="12pt" style:font-style-asian="normal" style:font-size-complex="12pt" style:font-style-complex="normal"/>
    </style:style>
    <style:style style:name="P41" style:family="paragraph" style:parent-style-name="Standard">
      <style:text-properties fo:font-variant="normal" fo:text-transform="none" fo:color="#252525" style:font-name="Liberation Serif" fo:font-size="12pt" fo:letter-spacing="normal" fo:font-style="normal" fo:font-weight="normal" officeooo:rsid="00563e71" officeooo:paragraph-rsid="0056f52c" style:font-size-asian="12pt" style:font-style-asian="normal" style:font-size-complex="12pt" style:font-style-complex="normal"/>
    </style:style>
    <style:style style:name="P42" style:family="paragraph" style:parent-style-name="Standard">
      <style:text-properties fo:font-variant="normal" fo:text-transform="none" fo:color="#252525" style:font-name="Liberation Serif" fo:font-size="12pt" fo:letter-spacing="normal" fo:font-style="normal" fo:font-weight="normal" officeooo:rsid="00563e71" officeooo:paragraph-rsid="005aff5a" style:font-size-asian="12pt" style:font-style-asian="normal" style:font-size-complex="12pt" style:font-style-complex="normal"/>
    </style:style>
    <style:style style:name="P43" style:family="paragraph" style:parent-style-name="Standard">
      <style:text-properties fo:font-variant="normal" fo:text-transform="none" fo:color="#252525" style:font-name="Liberation Serif" fo:font-size="12pt" fo:letter-spacing="normal" fo:font-style="normal" fo:font-weight="normal" officeooo:rsid="00563e71" officeooo:paragraph-rsid="0061134a" style:font-size-asian="12pt" style:font-style-asian="normal" style:font-size-complex="12pt" style:font-style-complex="normal"/>
    </style:style>
    <style:style style:name="P44" style:family="paragraph" style:parent-style-name="Standard">
      <style:text-properties fo:font-variant="normal" fo:text-transform="none" fo:color="#252525" style:font-name="Liberation Serif" fo:font-size="12pt" fo:letter-spacing="normal" fo:font-style="normal" fo:font-weight="normal" officeooo:rsid="0056f52c" officeooo:paragraph-rsid="0056f52c" style:font-size-asian="12pt" style:font-style-asian="normal" style:font-size-complex="12pt" style:font-style-complex="normal"/>
    </style:style>
    <style:style style:name="P45" style:family="paragraph" style:parent-style-name="Standard">
      <style:text-properties fo:font-variant="normal" fo:text-transform="none" fo:color="#252525" style:font-name="Liberation Serif" fo:font-size="12pt" fo:letter-spacing="normal" fo:font-style="normal" fo:font-weight="normal" officeooo:rsid="0056f52c" officeooo:paragraph-rsid="005800e7" style:font-size-asian="12pt" style:font-style-asian="normal" style:font-size-complex="12pt" style:font-style-complex="normal"/>
    </style:style>
    <style:style style:name="P46" style:family="paragraph" style:parent-style-name="Standard">
      <style:text-properties fo:font-variant="normal" fo:text-transform="none" fo:color="#252525" style:font-name="Liberation Serif" fo:font-size="12pt" fo:letter-spacing="normal" fo:font-style="normal" fo:font-weight="normal" officeooo:rsid="005800e7" officeooo:paragraph-rsid="005800e7" style:font-size-asian="12pt" style:font-style-asian="normal" style:font-size-complex="12pt" style:font-style-complex="normal"/>
    </style:style>
    <style:style style:name="P47" style:family="paragraph" style:parent-style-name="Standard">
      <style:text-properties fo:font-variant="normal" fo:text-transform="none" fo:color="#252525" style:font-name="Liberation Serif" fo:font-size="12pt" fo:letter-spacing="normal" fo:font-style="normal" fo:font-weight="normal" officeooo:rsid="0058d58a" officeooo:paragraph-rsid="0058d58a" style:font-size-asian="12pt" style:font-style-asian="normal" style:font-size-complex="12pt" style:font-style-complex="normal"/>
    </style:style>
    <style:style style:name="P48" style:family="paragraph" style:parent-style-name="Standard">
      <style:text-properties fo:font-variant="normal" fo:text-transform="none" fo:color="#252525" style:font-name="Liberation Serif" fo:font-size="12pt" fo:letter-spacing="normal" fo:font-style="normal" fo:font-weight="normal" officeooo:rsid="0058d58a" officeooo:paragraph-rsid="006331b2" style:font-size-asian="12pt" style:font-style-asian="normal" style:font-size-complex="12pt" style:font-style-complex="normal"/>
    </style:style>
    <style:style style:name="P49" style:family="paragraph" style:parent-style-name="Standard">
      <style:text-properties fo:font-variant="normal" fo:text-transform="none" fo:color="#252525" style:font-name="Liberation Serif" fo:font-size="12pt" fo:letter-spacing="normal" fo:font-style="normal" fo:font-weight="normal" officeooo:rsid="0059b464" officeooo:paragraph-rsid="0059b464" style:font-size-asian="12pt" style:font-style-asian="normal" style:font-size-complex="12pt" style:font-style-complex="normal"/>
    </style:style>
    <style:style style:name="P50" style:family="paragraph" style:parent-style-name="Standard">
      <style:text-properties fo:font-variant="normal" fo:text-transform="none" fo:color="#252525" style:font-name="Liberation Serif" fo:font-size="12pt" fo:letter-spacing="normal" fo:font-style="normal" fo:font-weight="normal" officeooo:rsid="005aff5a" officeooo:paragraph-rsid="005aff5a" style:font-size-asian="12pt" style:font-style-asian="normal" style:font-size-complex="12pt" style:font-style-complex="normal"/>
    </style:style>
    <style:style style:name="P51" style:family="paragraph" style:parent-style-name="Standard">
      <style:text-properties fo:font-variant="normal" fo:text-transform="none" fo:color="#252525" style:font-name="Liberation Serif" fo:font-size="12pt" fo:letter-spacing="normal" fo:font-style="normal" fo:font-weight="normal" officeooo:rsid="005c97c8" officeooo:paragraph-rsid="005c97c8" style:font-size-asian="12pt" style:font-style-asian="normal" style:font-size-complex="12pt" style:font-style-complex="normal"/>
    </style:style>
    <style:style style:name="P52" style:family="paragraph" style:parent-style-name="Standard">
      <style:text-properties fo:font-variant="normal" fo:text-transform="none" fo:color="#252525" style:font-name="Liberation Serif" fo:font-size="12pt" fo:letter-spacing="normal" fo:font-style="normal" fo:font-weight="normal" officeooo:rsid="005dcfa1" officeooo:paragraph-rsid="005dcfa1" style:font-size-asian="12pt" style:font-style-asian="normal" style:font-size-complex="12pt" style:font-style-complex="normal"/>
    </style:style>
    <style:style style:name="P53" style:family="paragraph" style:parent-style-name="Standard">
      <style:text-properties fo:font-variant="normal" fo:text-transform="none" fo:color="#252525" style:font-name="Liberation Serif" fo:font-size="12pt" fo:letter-spacing="normal" fo:font-style="normal" fo:font-weight="normal" officeooo:rsid="005ee32c" officeooo:paragraph-rsid="005ee32c" style:font-size-asian="12pt" style:font-style-asian="normal" style:font-size-complex="12pt" style:font-style-complex="normal"/>
    </style:style>
    <style:style style:name="P54" style:family="paragraph" style:parent-style-name="Standard">
      <style:text-properties fo:font-variant="normal" fo:text-transform="none" fo:color="#252525" style:font-name="Liberation Serif" fo:font-size="12pt" fo:letter-spacing="normal" fo:font-style="normal" fo:font-weight="normal" officeooo:rsid="005ee32c" officeooo:paragraph-rsid="005fc91e" style:font-size-asian="12pt" style:font-style-asian="normal" style:font-size-complex="12pt" style:font-style-complex="normal"/>
    </style:style>
    <style:style style:name="P55" style:family="paragraph" style:parent-style-name="Standard">
      <style:text-properties fo:font-variant="normal" fo:text-transform="none" fo:color="#252525" style:font-name="Liberation Serif" fo:font-size="12pt" fo:letter-spacing="normal" fo:font-style="normal" fo:font-weight="normal" officeooo:rsid="005fbebe" officeooo:paragraph-rsid="005fbebe" style:font-size-asian="12pt" style:font-style-asian="normal" style:font-size-complex="12pt" style:font-style-complex="normal"/>
    </style:style>
    <style:style style:name="P56" style:family="paragraph" style:parent-style-name="Standard">
      <style:text-properties fo:font-variant="normal" fo:text-transform="none" fo:color="#252525" style:font-name="Liberation Serif" fo:font-size="12pt" fo:letter-spacing="normal" fo:font-style="normal" fo:font-weight="normal" officeooo:rsid="0061134a" officeooo:paragraph-rsid="0061134a" style:font-size-asian="12pt" style:font-style-asian="normal" style:font-size-complex="12pt" style:font-style-complex="normal"/>
    </style:style>
    <style:style style:name="P57" style:family="paragraph" style:parent-style-name="Standard">
      <style:text-properties fo:font-variant="normal" fo:text-transform="none" fo:color="#252525" style:font-name="Liberation Serif" fo:font-size="12pt" fo:letter-spacing="normal" fo:font-style="normal" fo:font-weight="normal" officeooo:rsid="0061afee" officeooo:paragraph-rsid="0061afee" style:font-size-asian="12pt" style:font-style-asian="normal" style:font-size-complex="12pt" style:font-style-complex="normal"/>
    </style:style>
    <style:style style:name="P58" style:family="paragraph" style:parent-style-name="Standard">
      <style:text-properties fo:font-variant="normal" fo:text-transform="none" fo:color="#252525" style:font-name="Liberation Serif" fo:font-size="12pt" fo:letter-spacing="normal" fo:font-style="normal" fo:font-weight="normal" officeooo:rsid="0062b3dc" officeooo:paragraph-rsid="0062b3dc" style:font-size-asian="12pt" style:font-style-asian="normal" style:font-size-complex="12pt" style:font-style-complex="normal"/>
    </style:style>
    <style:style style:name="P59" style:family="paragraph" style:parent-style-name="Standard">
      <style:text-properties fo:font-variant="normal" fo:text-transform="none" fo:color="#252525" style:font-name="Liberation Serif" fo:font-size="12pt" fo:letter-spacing="normal" fo:font-style="normal" fo:font-weight="normal" officeooo:rsid="006331b2" officeooo:paragraph-rsid="006331b2" style:font-size-asian="12pt" style:font-style-asian="normal" style:font-size-complex="12pt" style:font-style-complex="normal"/>
    </style:style>
    <style:style style:name="P60" style:family="paragraph" style:parent-style-name="Standard">
      <style:text-properties fo:font-variant="normal" fo:text-transform="none" fo:color="#252525" style:font-name="Liberation Serif" fo:font-size="12pt" fo:letter-spacing="normal" fo:font-style="normal" fo:font-weight="normal" officeooo:rsid="006331b2" officeooo:paragraph-rsid="00648d31" style:font-size-asian="12pt" style:font-style-asian="normal" style:font-size-complex="12pt" style:font-style-complex="normal"/>
    </style:style>
    <style:style style:name="P61" style:family="paragraph" style:parent-style-name="Standard">
      <style:text-properties fo:font-variant="normal" fo:text-transform="none" fo:color="#252525" style:font-name="Liberation Serif" fo:font-size="12pt" fo:letter-spacing="normal" fo:font-style="normal" fo:font-weight="normal" officeooo:rsid="0064a7fe" officeooo:paragraph-rsid="0064a7fe" style:font-size-asian="12pt" style:font-style-asian="normal" style:font-size-complex="12pt" style:font-style-complex="normal"/>
    </style:style>
    <style:style style:name="P62" style:family="paragraph" style:parent-style-name="Standard">
      <style:text-properties fo:font-variant="normal" fo:text-transform="none" fo:color="#252525" style:font-name="Liberation Serif" fo:font-size="12pt" fo:letter-spacing="normal" fo:font-style="normal" fo:font-weight="normal" officeooo:rsid="00662dc9" officeooo:paragraph-rsid="00662dc9" style:font-size-asian="12pt" style:font-style-asian="normal" style:font-size-complex="12pt" style:font-style-complex="normal"/>
    </style:style>
    <style:style style:name="P63" style:family="paragraph" style:parent-style-name="Standard">
      <style:text-properties fo:font-variant="normal" fo:text-transform="none" fo:color="#252525" style:font-name="Liberation Serif" fo:font-size="12pt" fo:letter-spacing="normal" fo:font-style="normal" fo:font-weight="normal" officeooo:rsid="0066c4c5" officeooo:paragraph-rsid="0066c4c5" style:font-size-asian="12pt" style:font-style-asian="normal" style:font-size-complex="12pt" style:font-style-complex="normal"/>
    </style:style>
    <style:style style:name="P64" style:family="paragraph" style:parent-style-name="Standard">
      <style:text-properties fo:font-variant="normal" fo:text-transform="none" fo:color="#252525" style:font-name="Liberation Serif" fo:font-size="12pt" fo:letter-spacing="normal" fo:font-style="normal" fo:font-weight="normal" officeooo:rsid="0068b8db" officeooo:paragraph-rsid="0068b8db" style:font-size-asian="12pt" style:font-style-asian="normal" style:font-size-complex="12pt" style:font-style-complex="normal"/>
    </style:style>
    <style:style style:name="P65" style:family="paragraph" style:parent-style-name="Standard">
      <style:text-properties fo:font-variant="normal" fo:text-transform="none" fo:color="#252525" style:font-name="Liberation Serif" fo:font-size="12pt" fo:letter-spacing="normal" fo:font-style="normal" fo:font-weight="normal" officeooo:rsid="0068b8db" officeooo:paragraph-rsid="00693915" style:font-size-asian="12pt" style:font-style-asian="normal" style:font-size-complex="12pt" style:font-style-complex="normal"/>
    </style:style>
    <style:style style:name="P66" style:family="paragraph" style:parent-style-name="Standard">
      <style:text-properties fo:font-variant="normal" fo:text-transform="none" fo:color="#252525" style:font-name="Liberation Serif" fo:font-size="12pt" fo:letter-spacing="normal" fo:font-style="normal" fo:font-weight="normal" officeooo:rsid="0069bb2f" officeooo:paragraph-rsid="0069bb2f" style:font-size-asian="12pt" style:font-style-asian="normal" style:font-size-complex="12pt" style:font-style-complex="normal"/>
    </style:style>
    <style:style style:name="P67" style:family="paragraph" style:parent-style-name="Standard">
      <style:text-properties fo:font-variant="normal" fo:text-transform="none" fo:color="#252525" style:font-name="Liberation Serif" fo:font-size="12pt" fo:letter-spacing="normal" fo:font-style="normal" fo:font-weight="normal" officeooo:rsid="006b21ea" officeooo:paragraph-rsid="006b21ea" style:font-size-asian="12pt" style:font-style-asian="normal" style:font-size-complex="12pt" style:font-style-complex="normal"/>
    </style:style>
    <style:style style:name="P68" style:family="paragraph" style:parent-style-name="Standard">
      <style:text-properties fo:font-variant="normal" fo:text-transform="none" fo:color="#252525" style:font-name="Liberation Serif" fo:font-size="12pt" fo:letter-spacing="normal" fo:font-style="normal" fo:font-weight="normal" officeooo:rsid="006cccfe" officeooo:paragraph-rsid="006cccfe" style:font-size-asian="12pt" style:font-style-asian="normal" style:font-size-complex="12pt" style:font-style-complex="normal"/>
    </style:style>
    <style:style style:name="P69" style:family="paragraph" style:parent-style-name="Standard">
      <style:text-properties fo:font-variant="normal" fo:text-transform="none" fo:color="#252525" style:font-name="Liberation Serif" fo:font-size="12pt" fo:letter-spacing="normal" fo:font-style="normal" fo:font-weight="normal" officeooo:rsid="006cccfe" officeooo:paragraph-rsid="006f83fb" style:font-size-asian="12pt" style:font-style-asian="normal" style:font-size-complex="12pt" style:font-style-complex="normal"/>
    </style:style>
    <style:style style:name="P70" style:family="paragraph" style:parent-style-name="Standard">
      <style:text-properties fo:font-variant="normal" fo:text-transform="none" fo:color="#252525" style:font-name="Liberation Serif" fo:font-size="12pt" fo:letter-spacing="normal" fo:font-style="normal" fo:font-weight="normal" officeooo:rsid="006df73b" officeooo:paragraph-rsid="006df73b" style:font-size-asian="12pt" style:font-style-asian="normal" style:font-size-complex="12pt" style:font-style-complex="normal"/>
    </style:style>
    <style:style style:name="P71" style:family="paragraph" style:parent-style-name="Standard">
      <style:text-properties fo:font-variant="normal" fo:text-transform="none" fo:color="#252525" style:font-name="Liberation Serif" fo:font-size="12pt" fo:letter-spacing="normal" fo:font-style="normal" fo:font-weight="normal" officeooo:rsid="0072ecc1" officeooo:paragraph-rsid="0072ecc1" style:font-size-asian="12pt" style:font-style-asian="normal" style:font-size-complex="12pt" style:font-style-complex="normal"/>
    </style:style>
    <style:style style:name="P72" style:family="paragraph" style:parent-style-name="Standard">
      <style:text-properties fo:font-variant="normal" fo:text-transform="none" fo:color="#252525" style:font-name="Liberation Serif" fo:font-size="12pt" fo:letter-spacing="normal" fo:font-style="normal" fo:font-weight="normal" officeooo:rsid="00741402" officeooo:paragraph-rsid="00741402" style:font-size-asian="12pt" style:font-style-asian="normal" style:font-size-complex="12pt" style:font-style-complex="normal"/>
    </style:style>
    <style:style style:name="P73" style:family="paragraph" style:parent-style-name="Standard">
      <style:text-properties fo:font-variant="normal" fo:text-transform="none" fo:color="#252525" style:font-name="Liberation Serif" fo:font-size="12pt" fo:letter-spacing="normal" fo:font-style="normal" fo:font-weight="normal" officeooo:rsid="00754840" officeooo:paragraph-rsid="00754840" style:font-size-asian="12pt" style:font-style-asian="normal" style:font-size-complex="12pt" style:font-style-complex="normal"/>
    </style:style>
    <style:style style:name="P74" style:family="paragraph" style:parent-style-name="Standard">
      <style:text-properties fo:font-variant="normal" fo:text-transform="none" fo:color="#252525" style:font-name="Liberation Serif" fo:font-size="12pt" fo:letter-spacing="normal" fo:font-style="normal" fo:font-weight="normal" officeooo:rsid="0076abf1" officeooo:paragraph-rsid="0076abf1" style:font-size-asian="12pt" style:font-style-asian="normal" style:font-size-complex="12pt" style:font-style-complex="normal"/>
    </style:style>
    <style:style style:name="P75" style:family="paragraph" style:parent-style-name="Standard">
      <style:text-properties fo:font-variant="normal" fo:text-transform="none" fo:color="#252525" style:font-name="Liberation Serif" fo:font-size="12pt" fo:letter-spacing="normal" fo:font-style="normal" fo:font-weight="normal" officeooo:rsid="00772ed1" officeooo:paragraph-rsid="00772ed1" style:font-size-asian="12pt" style:font-style-asian="normal" style:font-size-complex="12pt" style:font-style-complex="normal"/>
    </style:style>
    <style:style style:name="P76" style:family="paragraph" style:parent-style-name="Standard">
      <style:text-properties fo:font-variant="normal" fo:text-transform="none" fo:color="#252525" style:font-name="Liberation Serif" fo:font-size="12pt" fo:letter-spacing="normal" fo:font-style="italic" fo:font-weight="normal" officeooo:rsid="00544b81" officeooo:paragraph-rsid="00544b81" style:font-size-asian="12pt" style:font-style-asian="italic" style:font-size-complex="12pt" style:font-style-complex="italic"/>
    </style:style>
    <style:style style:name="P77" style:family="paragraph" style:parent-style-name="Standard">
      <style:text-properties fo:font-variant="normal" fo:text-transform="none" fo:color="#252525" style:font-name="Liberation Serif" fo:font-size="12pt" fo:letter-spacing="normal" fo:font-style="italic" fo:font-weight="normal" officeooo:rsid="00563e71" officeooo:paragraph-rsid="00563e71" style:font-size-asian="12pt" style:font-style-asian="italic" style:font-size-complex="12pt" style:font-style-complex="italic"/>
    </style:style>
    <style:style style:name="P78" style:family="paragraph" style:parent-style-name="Standard">
      <style:text-properties fo:font-variant="normal" fo:text-transform="none" fo:color="#252525" style:font-name="Liberation Serif" fo:font-size="12pt" fo:letter-spacing="normal" fo:font-style="italic" fo:font-weight="normal" officeooo:rsid="0062b3dc" officeooo:paragraph-rsid="0062b3dc" style:font-size-asian="12pt" style:font-style-asian="italic" style:font-size-complex="12pt" style:font-style-complex="italic"/>
    </style:style>
    <style:style style:name="P79" style:family="paragraph" style:parent-style-name="Standard">
      <style:text-properties fo:font-variant="normal" fo:text-transform="none" fo:color="#252525" style:font-name="Liberation Serif" fo:font-size="12pt" fo:letter-spacing="normal" fo:font-style="italic" fo:font-weight="normal" officeooo:rsid="0068b8db" officeooo:paragraph-rsid="0068b8db" style:font-size-asian="12pt" style:font-style-asian="italic" style:font-size-complex="12pt" style:font-style-complex="italic"/>
    </style:style>
    <style:style style:name="P80" style:family="paragraph" style:parent-style-name="Standard">
      <style:text-properties fo:font-variant="normal" fo:text-transform="none" fo:color="#252525" style:font-name="Liberation Serif" fo:font-size="12pt" fo:letter-spacing="normal" fo:font-style="italic" fo:font-weight="normal" officeooo:rsid="006cccfe" officeooo:paragraph-rsid="006cccfe" style:font-size-asian="12pt" style:font-style-asian="italic" style:font-size-complex="12pt" style:font-style-complex="italic"/>
    </style:style>
    <style:style style:name="P81" style:family="paragraph" style:parent-style-name="Standard">
      <style:text-properties fo:font-variant="normal" fo:text-transform="none" fo:color="#252525" style:font-name="Liberation Serif" fo:font-size="12pt" fo:letter-spacing="normal" fo:font-style="normal" fo:font-weight="normal" officeooo:rsid="0064a7fe" officeooo:paragraph-rsid="0064a7fe"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officeooo:rsid="00483590" style:font-style-asian="italic" style:font-style-complex="italic"/>
    </style:style>
    <style:style style:name="T3" style:family="text">
      <style:text-properties fo:font-style="italic" officeooo:rsid="005800e7" style:font-style-asian="italic" style:font-style-complex="italic"/>
    </style:style>
    <style:style style:name="T4" style:family="text">
      <style:text-properties officeooo:rsid="00386298"/>
    </style:style>
    <style:style style:name="T5" style:family="text">
      <style:text-properties officeooo:rsid="003a1f0c"/>
    </style:style>
    <style:style style:name="T6" style:family="text">
      <style:text-properties officeooo:rsid="003afa8c"/>
    </style:style>
    <style:style style:name="T7" style:family="text">
      <style:text-properties officeooo:rsid="003bc3fa"/>
    </style:style>
    <style:style style:name="T8" style:family="text">
      <style:text-properties officeooo:rsid="003dfc55"/>
    </style:style>
    <style:style style:name="T9" style:family="text">
      <style:text-properties officeooo:rsid="003fefc7"/>
    </style:style>
    <style:style style:name="T10" style:family="text">
      <style:text-properties officeooo:rsid="004054e8"/>
    </style:style>
    <style:style style:name="T11" style:family="text">
      <style:text-properties officeooo:rsid="00411b18"/>
    </style:style>
    <style:style style:name="T12" style:family="text">
      <style:text-properties officeooo:rsid="0042d792"/>
    </style:style>
    <style:style style:name="T13" style:family="text">
      <style:text-properties officeooo:rsid="0042f5cd"/>
    </style:style>
    <style:style style:name="T14" style:family="text">
      <style:text-properties officeooo:rsid="0044410a"/>
    </style:style>
    <style:style style:name="T15" style:family="text">
      <style:text-properties officeooo:rsid="0046b405"/>
    </style:style>
    <style:style style:name="T16" style:family="text">
      <style:text-properties officeooo:rsid="00483590"/>
    </style:style>
    <style:style style:name="T17" style:family="text">
      <style:text-properties fo:font-variant="normal" fo:text-transform="none" fo:color="#252525" style:font-name="Liberation Serif" fo:font-size="12pt" fo:letter-spacing="normal" fo:font-style="normal" fo:font-weight="normal" style:font-size-asian="12pt" style:font-style-asian="normal" style:font-size-complex="12pt" style:font-style-complex="normal"/>
    </style:style>
    <style:style style:name="T18" style:family="text">
      <style:text-properties fo:font-variant="normal" fo:text-transform="none" fo:color="#252525" style:font-name="Liberation Serif" fo:font-size="12pt" fo:letter-spacing="normal" fo:font-style="normal" fo:font-weight="normal" officeooo:rsid="0048c747" style:font-size-asian="12pt" style:font-style-asian="normal" style:font-size-complex="12pt" style:font-style-complex="normal"/>
    </style:style>
    <style:style style:name="T19" style:family="text">
      <style:text-properties fo:font-variant="normal" fo:text-transform="none" fo:color="#252525" style:font-name="Liberation Serif" fo:font-size="12pt" fo:letter-spacing="normal" fo:font-style="italic" fo:font-weight="normal" style:font-size-asian="12pt" style:font-style-asian="italic" style:font-size-complex="12pt" style:font-style-complex="italic"/>
    </style:style>
    <style:style style:name="T20" style:family="text">
      <style:text-properties fo:font-variant="normal" fo:text-transform="none" fo:color="#252525" style:font-name="Liberation Serif" fo:font-size="12pt" fo:letter-spacing="normal" fo:font-style="italic" fo:font-weight="normal" officeooo:rsid="0010dad4" style:font-size-asian="12pt" style:font-style-asian="italic" style:font-size-complex="12pt" style:font-style-complex="italic"/>
    </style:style>
    <style:style style:name="T21" style:family="text">
      <style:text-properties fo:font-variant="normal" fo:text-transform="none" fo:color="#252525" style:font-name="Liberation Serif" fo:font-size="12pt" fo:letter-spacing="normal" fo:font-style="italic" fo:font-weight="normal" officeooo:rsid="00483590" style:font-size-asian="12pt" style:font-style-asian="italic" style:font-size-complex="12pt" style:font-style-complex="italic"/>
    </style:style>
    <style:style style:name="T22" style:family="text">
      <style:text-properties fo:font-variant="normal" fo:text-transform="none" fo:color="#252525" style:font-name="Liberation Serif" fo:font-size="12pt" fo:letter-spacing="normal" fo:font-weight="normal" style:font-size-asian="12pt" style:font-size-complex="12pt"/>
    </style:style>
    <style:style style:name="T23" style:family="text">
      <style:text-properties fo:font-variant="normal" fo:text-transform="none" fo:color="#252525" style:font-name="Liberation Serif" fo:font-size="12pt" fo:letter-spacing="normal" fo:font-weight="normal" officeooo:rsid="0010dad4" style:font-size-asian="12pt" style:font-size-complex="12pt"/>
    </style:style>
    <style:style style:name="T24" style:family="text">
      <style:text-properties style:font-name="Liberation Serif" fo:font-size="12pt" fo:font-style="italic" style:font-size-asian="12pt" style:font-style-asian="italic" style:font-size-complex="12pt" style:font-style-complex="italic"/>
    </style:style>
    <style:style style:name="T25" style:family="text">
      <style:text-properties style:font-name="Liberation Serif" fo:font-size="12pt" fo:font-style="italic" officeooo:rsid="00483590" style:font-size-asian="12pt" style:font-style-asian="italic" style:font-size-complex="12pt" style:font-style-complex="italic"/>
    </style:style>
    <style:style style:name="T26" style:family="text">
      <style:text-properties officeooo:rsid="004aa76e"/>
    </style:style>
    <style:style style:name="T27" style:family="text">
      <style:text-properties officeooo:rsid="004b4ef1"/>
    </style:style>
    <style:style style:name="T28" style:family="text">
      <style:text-properties officeooo:rsid="004c83fc"/>
    </style:style>
    <style:style style:name="T29" style:family="text">
      <style:text-properties officeooo:rsid="004eabf6"/>
    </style:style>
    <style:style style:name="T30" style:family="text">
      <style:text-properties officeooo:rsid="004ffab0"/>
    </style:style>
    <style:style style:name="T31" style:family="text">
      <style:text-properties officeooo:rsid="00516ef0"/>
    </style:style>
    <style:style style:name="T32" style:family="text">
      <style:text-properties officeooo:rsid="0052e88f"/>
    </style:style>
    <style:style style:name="T33" style:family="text">
      <style:text-properties officeooo:rsid="00544b81"/>
    </style:style>
    <style:style style:name="T34" style:family="text">
      <style:text-properties officeooo:rsid="00551f37"/>
    </style:style>
    <style:style style:name="T35" style:family="text">
      <style:text-properties officeooo:rsid="00563e71"/>
    </style:style>
    <style:style style:name="T36" style:family="text">
      <style:text-properties officeooo:rsid="0056f52c"/>
    </style:style>
    <style:style style:name="T37" style:family="text">
      <style:text-properties officeooo:rsid="005800e7"/>
    </style:style>
    <style:style style:name="T38" style:family="text">
      <style:text-properties officeooo:rsid="005aff5a"/>
    </style:style>
    <style:style style:name="T39" style:family="text">
      <style:text-properties officeooo:rsid="005c97c8"/>
    </style:style>
    <style:style style:name="T40" style:family="text">
      <style:text-properties officeooo:rsid="005dcfa1"/>
    </style:style>
    <style:style style:name="T41" style:family="text">
      <style:text-properties officeooo:rsid="005fc91e"/>
    </style:style>
    <style:style style:name="T42" style:family="text">
      <style:text-properties officeooo:rsid="0061134a"/>
    </style:style>
    <style:style style:name="T43" style:family="text">
      <style:text-properties officeooo:rsid="006331b2"/>
    </style:style>
    <style:style style:name="T44" style:family="text">
      <style:text-properties officeooo:rsid="00648d31"/>
    </style:style>
    <style:style style:name="T45" style:family="text">
      <style:text-properties officeooo:rsid="0066c4c5"/>
    </style:style>
    <style:style style:name="T46" style:family="text">
      <style:text-properties officeooo:rsid="0068b8db"/>
    </style:style>
    <style:style style:name="T47" style:family="text">
      <style:text-properties officeooo:rsid="00693915"/>
    </style:style>
    <style:style style:name="T48" style:family="text">
      <style:text-properties officeooo:rsid="0069bb2f"/>
    </style:style>
    <style:style style:name="T49" style:family="text">
      <style:text-properties officeooo:rsid="00712cb3"/>
    </style:style>
    <style:style style:name="T50" style:family="text">
      <style:text-properties officeooo:rsid="0076abf1"/>
    </style:style>
    <style:style style:name="T51" style:family="text">
      <style:text-properties officeooo:rsid="00772ed1"/>
    </style:style>
    <style:style style:name="T52" style:family="text">
      <style:text-properties officeooo:rsid="00774f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span text:style-name="T4">Отшлифуем плац ногами,</text:span></text:p>
      <text:p text:style-name="P3"><text:tab/><text:tab/><text:tab/>Он как новый заблестит</text:p>
      <text:p text:style-name="P3"><text:tab/><text:tab/><text:tab/>У солдат в груди широкой</text:p>
      <text:p text:style-name="P1"><text:span text:style-name="T1"><text:tab/><text:tab/><text:tab/>Сердце бравое стучит..</text:span>.</text:p>
      <text:p text:style-name="P1"><text:tab/><text:tab/><text:tab/><text:tab/><text:tab/>(на муз. «Розпрягайте, хлопцi коней...)<text:tab/><text:tab/><text:tab/></text:p>
      <text:p text:style-name="P1">На сборно-распределительном пункте в Сумах я сделал последнюю попытку отвертеться от армии. На медосмотре сказал окулисту, что левым глазом вижу только две строки его таблицы, хотя на самом деле видел пять. За это меня признали годным к <text:span text:style-name="T14">нестроевой </text:span>службе в строительных войсках.</text:p>
      <text:p text:style-name="P1">Спустя двое суток кантования на голых нарах сборно-распределительных пунктов и столь же жёстких полках в вагонах для призывников, я стоял на перроне вокзала города Ставрополь в одной туфле. В отличие от Персея, на второй ноге у меня был носок.</text:p>
      <text:p text:style-name="P1">А что поделаешь? Рано утром, при команде покинуть вагон я обыскал не только то плацкартное купе, в котором спал на голой полке, но и соседние. Второй туфли нигде не оказалось.</text:p>
      <text:p text:style-name="P1">У меня постепенно зарождалось подозрение, что пропажа — дело рук Валика Назаренко из Кролевца.</text:p>
      <text:p text:style-name="P1">У него была пачка почтовых открыток и на каждом вокзале, <text:s text:c="2"/>проходящих по перрону мимо окон нашего вагона, он просил опустить в почтовый ящик надписанную им открытку.</text:p>
      <text:p text:style-name="P1">Кто откажет молодому пареньку, которого везут хоть не в тюремном, но запертом вагоне?</text:p>
      <text:p text:style-name="P1">Когда мы отъезжали, Валик делал умный вид и сам себе задавал вопрос:</text:p>
      <text:p text:style-name="P1">- Кому бы ещё написать?</text:p>
      <text:p text:style-name="P1">И сам же отвечал:</text:p>
      <text:p text:style-name="P1">- А! Знаю!</text:p>
      <text:p text:style-name="P1">И он писал ещё открытку или две, что едет служить в армию и уже проехал Ростов.</text:p>
      <text:p text:style-name="P1">Потом он зачитывал свои произведения в нашем плацкартном купе. Все они были одинаковы и одинаково кончались «с приветом, Валик».</text:p>
      <text:p text:style-name="P1">В какой-то момент, я предложил ему хотя бы в некоторых менять слова местами, для разнообразия, чтоб получилось «Валик с приветом».</text:p>
      <text:p text:style-name="P1">Все дружно рассмеялись, но хорошо смеётся тот, кто смеётся последним, а мне, в одном носке, было не до смеха.</text:p>
      <text:p text:style-name="P1">Похоже, мой каламбурчик прибумеранжился обратно, и моя туфля не доехала до Ставрополя.</text:p>
      <text:p text:style-name="P1">Сволочь рыжая ответила шуткой за шутку. Однако, не пойман — не шутник.</text:p>
      <text:p text:style-name="P1">Нам сказали залезать в бортовые грузовики и повезли через незнакомый утренний город, потом за город и через три километра справа вдоль шоссе потянулся забор из белого силикатного кирпича, <text:span text:style-name="T5">а в нём, метров через двести, трубчатые ворота и домик проходной, с табличкой, что это военно-строительный отряд номер одиннадцать, он же войсковая часть сорок один семьсот шестьдесят девять.</text:span></text:p>
      <text:p text:style-name="P4">Грузовики свернули в ворота, а шоссе потянулось дальше между леском и забором, который кончался ещё через сто метров.</text:p>
      <text:p text:style-name="P4"/>
      <text:p text:style-name="P4">Перед бане у нас спросили: будут ли желающие отослать свою гражданскую одежду домой.</text:p>
      <text:p text:style-name="P4">Таких не оказалось. Все шли в армию в бросовых одеждах, которые и сбросили на траву у крыльца бани.</text:p>
      <text:p text:style-name="P4">Только в столовой ростовского сборно-распределительного пункта я видел призывника в костюме и галстуке.</text:p>
      <text:p text:style-name="P4">Ещё он бросался в глаза своим возрастом — лет на десять старше шумящей вокруг бритоголовой шпаны, но двадцати семи, наверное, нет, раз загребли в армию.</text:p>
      <text:p text:style-name="P4">Он не был острижен, и ничего не ел; просто сидел глядя перед собой. Вернее, обратив взор внутрь себя. Ведь это мы только со стороны такие одинаковые, а внутри есть что посмотреть — такие эпопеи разворачиваются, покруче Илиады с Одиссеей.</text:p>
      <text:p text:style-name="P4">Вот он и сидел в расслабленном на толстой шее галстуке, не замечая сочувственных взглядов, <text:soft-page-break/>не зная что будет там, куда отвезут.</text:p>
      <text:p text:style-name="P4">В одиннадцатом ВСО имелся необходимый минимум для жизни множества людей в одном месте.</text:p>
      <text:p text:style-name="P4">Пять длинных бараков обитых изнутри крашеной фанерой, а снаружи обложенных белым кирпичом «на ребро». Их связывала общая система труб парового отопления проложенная по воздуху, на стояках. Для теплоизоляции трубы обмотаны были стекловатой, затем белым стеклополотном, а сверху чёрным рубероидом, скреплённым скрутками из тонкой вязальной проволоки.</text:p>
      <text:p text:style-name="P5">Три параллельных дороге барака окружала асфальтная дорожка, а в глубине, за средним, стояло более широкое, но тоже одноэтажное здание столовой и клуба части.</text:p>
      <text:p text:style-name="P5">Ещё глубже — <text:s/>здание бани, кочегарки и швейно-сапожной мастерской.</text:p>
      <text:p text:style-name="P5">Напротив входа в столовую — плац из корявого бетона, а за ним ещё один барак-казарма. </text:p>
      <text:p text:style-name="P5">В левом дальнем углу плаца — кирпичный сортир с одним входом и десятью пробитыми в бетоне дырками типа «очко»; вдоль стены напротив бетонированный сток-писсуар.</text:p>
      <text:p text:style-name="P5"><text:span text:style-name="T6">Между бараком и</text:span> сортиром длинное железное корыто умывальника, приподнятое ножками чуть выше метра от земли; над корытом водопроводная труба с десятком вентилей.</text:p>
      <text:p text:style-name="P7">За плацем влево — два ряда крепких сараев, это вещевые и пищевые склады, а если прямо — три высокие бокса для автомобилей.</text:p>
      <text:p text:style-name="P7">Позади складов, немного на отшибе, <text:s/>в углу прямоугольной территории части, приземистое строение свинарника.</text:p>
      <text:p text:style-name="P7">Ах, да, ещё у ворот, напротив проходной с гауптвахтой, тесная коробка военного магазинчика.</text:p>
      <text:p text:style-name="P7">Белый забор с кирпичными же столбиками, тянется только вдоль шоссе, а остальную часть периметра окружает знакомая с детства колючая проволока.</text:p>
      <text:p text:style-name="P7">За боксами и колючей проволокой подымается широкое поле, закрывающее собой заброшенный песчаный карьер и село Татарку, куда солдаты ходят в «самоволку» — <text:span text:style-name="T7">самовольную отлучку из расположения части</text:span>. <text:s/>А шоссе через шесть километров приводит в село Дёмино, куда солдаты тоже ходят в самоволку, как разумеется, и в сам город Ставрополь.</text:p>
      <text:p text:style-name="P7">Но всего этого я ещё не знал, выходя из бани в новоодетом х/б обмундировании и в кирзовых сапогах <text:span text:style-name="T7">поверх плохо наверченных портянок. Как не знал и того, что хэбэ (х/б) означает «хлопчатобумажное» и что портянки — две полосы светлой бязевой, или байковой ткани 30 на 60 сантиметров, для обмотки ступней ног — намного практичнее носков. Летом, сняв носки, видишь грязные разводы от пыли; портянки грязнеют сами, но ноги остаются чистым. Но портянки нужно правильно наматывать — плотно и без складок, иначе сотрёшь ноги в кровь.</text:span></text:p>
      <text:p text:style-name="P10">Опять-таки, зимой портянки без носков теплее, чем портянки поверх носков, хотя оба способа не уберегают от обморожения пальцев в сапогах.</text:p>
      <text:p text:style-name="P7"/>
      <text:p text:style-name="P8">Двое солдат из предыдущих призывов перебирали сброшенные на траву у бани гражданские одежды — «гражданку» — проверяя нет ли чего подходящего для самоволок. <text:s/></text:p>
      <text:p text:style-name="P6"/>
      <text:p text:style-name="P9">Нас завели в клуб части со сценой без занавеса и рядами деревянных кресел с фанерными спинками <text:span text:style-name="T8">и мы начали службу с освобождения клуба от кресел, мытья широких досок его пола и внесением в него же железных коек, на которых будет спать четвёртая рота, <text:s/>поскольку нам, новобранцам, отведена их казарма.</text:span></text:p>
      <text:p text:style-name="P10">Нас отвели туда, разделили на три взвода и каждым начал командовать отдельный сержант, составив список личного состава своего подразделения и сверив его с общим списком у лейтенанта.</text:p>
      <text:p text:style-name="P10">Раз за разом повторялись одни и те же укоманды:</text:p>
      <text:p text:style-name="P10">- Взвод построиться!</text:p>
      <text:p text:style-name="P10">- Разойдись!</text:p>
      <text:p text:style-name="P10"><text:soft-page-break/>Хотелось есть, но утешала мысль, что нескольких из нас уже послали в столовую приготовить столы к обеду. И, наконец-то:</text:p>
      <text:p text:style-name="P10">- Построиться на обед!</text:p>
      <text:p text:style-name="P10">- Шагом... арш!</text:p>
      <text:p text:style-name="P11">В отличие от клуба, в который подымаешься по крыльцу из трёх ступеней, в столовую нужно спускаться на столько же.</text:p>
      <text:p text:style-name="P11">Тут стояли два карé длинных белых столов, поделённые центральным проходом, по десять столов в каждом и парой коричневых лавок из цельной доски по обе стороны от каждого для размещения десяти седоков на каждой.</text:p>
      <text:p text:style-name="P11">Гладко шлифованный бетонный пол придавал помещению невнятную гулкость.</text:p>
      <text:p text:style-name="P11">Вдоль всей левой стены тянулись две ступени к трём окнам из других помещений с широким, обитым крашеной жестью, подоконником. </text:p>
      <text:p text:style-name="P11">Слева, самое маленькое — хлеборезка с квадратной дверц<text:span text:style-name="T9">ей</text:span>-ставенк<text:span text:style-name="T9">ой</text:span>; затем длинное окно кухни, <text:span text:style-name="T9">где исходили паром широченные цилиндры никелированных котлов для варки обеда, а рядом с ними пара поваров в солдатских штанах, тапочках и белых курточках в жирных пятнах. У одного на голове был белый матерчатый берет. Из последнего, такого же длинного окна посудомойки <text:s/>доносился шум горячей воды бьющей в длинные жестяные корыта для мытья посуды.</text:span></text:p>
      <text:p text:style-name="P12">Дальняя стена напротив входа — глухая; она отделяет столовую от клуба. В правой стене, высоко над полом вставлены деревянные рамы больших окон.</text:p>
      <text:p text:style-name="P12"><text:s/>Расставленные на столах миски пошарпанной белой эмали отмечают места посадки на лавках. <text:span text:style-name="T10">Двадцать алюминиевых ложек свалены аккуратной грудой в центре стола — каждый выхватит для себя. Там же порционный черпак и двадцать <text:s text:c="2"/>эмалированных кружек не первой молодости и, на мятом алюминиевом подносе, без малого три буханки серого хлеба формы «кирпичик» порезанные поперёк — каждому по краюхе.</text:span></text:p>
      <text:p text:style-name="P13">Поваря начали швырять на подоконник перед окном раздатки пятилитровые белые кастрюли, они же бачки, и что-то неразборчиво орать. Начался первый обед в армейской жизни.</text:p>
      <text:p text:style-name="P13">Борщ был красный и горячий. Его разливали по мискам черпаком, из кастрюли принесённой от окна раздатки.</text:p>
      <text:p text:style-name="P13">Поскольку миски не меняют, для получения второго борщ надо доесть или же сразу отказаться и ждать, когда дежурные принесут бачки с перловой кашей, по кличке «кирзуха».</text:p>
      <text:p text:style-name="P13">Если внимательно присмотреться к мелкому узору голенища кирзовых сапог, начинаешь <text:s/>понимать до чего точно прозвана армейская каша.</text:p>
      <text:p text:style-name="P13">Каша была жидкая и тоже горячая.</text:p>
      <text:p text:style-name="P13">Компот разлитый по кружкам из алюминиевых чайников был не таким горячим, но тоже жидким.</text:p>
      <text:p text:style-name="P13">Вокруг стоял вокзально-колодезный шум и гам.</text:p>
      <text:p text:style-name="P13">Поев, орудия насыщения нужно самому отнести к окну посудомойки и разложить их в соответствующие стопки или кучи. <text:span text:style-name="T11">По мере их накопления <text:s/>посудомойщик сам сбросит в какое-то из корыт, куда бьёт струя горячей воды из крана.</text:span></text:p>
      <text:p text:style-name="P14">Теперь можно покинуть столовую и идти к казарме «учебки», чтоб не пропустить следующую команду на построение.</text:p>
      <text:p text:style-name="P14">Дальнейший опыт показал, что на завтрак и ужин борща не бывает — они начинаются с «кирзухи», но утром на столах помимо хлеба лежат кубики жёлтого сливочного масла, которое намазываешь на хлеб черенком всё той же алюминиевой ложки. Если же масло принесено одним куском, его делит на порции наиболее авторитетный военнослужащий из оказавшихся за твоим столом.</text:p>
      <text:p text:style-name="P14">Кусок масла может быть уменьшен подошедшим к столу солдатом-старослужащим. Так же как и количество кускового сахара для чая.</text:p>
      <text:p text:style-name="P14">Рацион неприхотливый, но выжить можно.</text:p>
      <text:p text:style-name="P14">Под осень он ещё более упрощается: на первое — вода с капустой, на второе — капуста без воды, на третье — вода без капусты.</text:p>
      <text:p text:style-name="P14"><text:soft-page-break/>Однако, в кирзухе иногда плавают кусочки сала, ведь при части есть свинарник; но ничего кроме сала.</text:p>
      <text:p text:style-name="P14">А по праздникам к чаю давали белые булочки-пышки.</text:p>
      <text:p text:style-name="P14"/>
      <text:p text:style-name="P14">Первое время я не мог есть солдатской пищи.</text:p>
      <text:p text:style-name="P14">Не то, чтобы брезговал, а просто, <text:span text:style-name="T13">как ни старался,</text:span> не получалось запихивать в себя всё это. Застревало в горле.</text:p>
      <text:p text:style-name="P16">В один из обедов, сидевший за столом солдат более старшего призыва, глядя на мои <text:span text:style-name="T13">старательные </text:span>муки, засмеялся и сказал:</text:p>
      <text:p text:style-name="P14">- Ничего! Втянешься — будешь хáвать всё подряд.</text:p>
      <text:p text:style-name="P15">Он оказался прав. Всё дело в том, что в стройбате не едят, а «хавают». </text:p>
      <text:p text:style-name="P15">- <text:span text:style-name="T12">Рота пошла хавать — догоняй!</text:span></text:p>
      <text:p text:style-name="P15">- <text:span text:style-name="T12">А что сегодня хавать дают?</text:span></text:p>
      <text:p text:style-name="P18">Как только я перестал есть и начал хавать — всё встало на свои места. Иногда даже брал добавку.</text:p>
      <text:p text:style-name="P18">Но это уже потом, потому что «молодому», он же «салага», он же «салабон», который подойдёт к окну раздатки с миской, повар поленится уделить черпак «хавки», а скорее всего, гаркнет:</text:p>
      <text:p text:style-name="P18">- Пошёл на …, салабон!</text:p>
      <text:p text:style-name="P18">Не потому, что он генетический мизантроп, а просто его тоже шугали и шпыняли, когда он был салагой.</text:p>
      <text:p text:style-name="P18">Хотя, может и не послать — исключения везде бывают...</text:p>
      <text:p text:style-name="P18"/>
      <text:p text:style-name="P18">За два года срочной службы солдат подымается по иерархической лестнице.</text:p>
      <text:p text:style-name="P18">Первые шесть месяцев он — салага, молодой, салабон. </text:p>
      <text:p text:style-name="P18">Следующие полгода, когда придут новые молодые, он становится «черпаком».</text:p>
      <text:p text:style-name="P18">Год службы позади, после тебя пришли ещё два призыва и ты уже — <text:s/>«фазан». </text:p>
      <text:p text:style-name="P18">Последние полгода над тобою нет старослужащих, ты сам — «дед».</text:p>
      <text:p text:style-name="P18">И, наконец, министр обороны подписал приказ об увольнении в запас военнослужащих срочной службы призванных два года назад, начинается демобилизация, ты — «дембель»!</text:p>
      <text:p text:style-name="P18"/>
      <text:p text:style-name="P19">Терминология иерархии не столь уж и иероглифична.</text:p>
      <text:p text:style-name="P19">«Молодой» стало быть младший; «черпаку» доверяется делёжка хавки за столом — «молодому» рано, а старшим «за падлó»; «фазан» ушивает хэбэ штаны, чтоб в обтяжку были и вообще пижонит; «дед», как противоположность «молодому»; «дембель» <text:s/>— <text:s/>удобопроизносимая аббревиатура «демобилизованного».</text:p>
      <text:p text:style-name="P18"/>
      <text:p text:style-name="P20">Чтобы пройти эту лестницу, надо прожить два года.</text:p>
      <text:p text:style-name="P20">В восемнадцать-двадцать лет такое количество времени кажется вечностью. К тому же, качество времени в армии непредсказуемо: какие-то дни пролетают чуть начавшись, и наоборот — порой, по твоим ощущениям прошла, как минимум, неделя — ан нет! <text:s/>— это всё ещё сегодня. Второй разновидности времени в армии больше, чем первой.</text:p>
      <text:p text:style-name="P20">Всех тяжелее дембелям, допёршим до финиша эту глыбищу в два года — у них каждый час становится вечностью наполненной томлением души, неотвязной тревогой, неверием, что такое возможно.</text:p>
      <text:p text:style-name="P20">Солдаты на нижних ступенях лестницы пробуют пришпорить время с помощью карточек-календариков, где на одной стороне все двенадцать месяцев года, а с другой призыв хранить деньги в сберегательных касах, или летать самолётами аэрофлота.</text:p>
      <text:p text:style-name="P20">Они безжалостно прокалывают каждый прожитый день иголкой насквозь. Календарик теряет свой лоск и глянец, зато, если посмотреть его на свет, видны аккуратные группки дырочек.</text:p>
      <text:p text:style-name="P20">Для календарного иглопрокалывания необходим дисциплинированный ум и недюжинная сила воли. </text:p>
      <text:p text:style-name="P20"><text:soft-page-break/>Ни у одного фазана такого календарика я не видел. Вечность, она кого угодно образумит и смирит любую гордыню.</text:p>
      <text:p text:style-name="P20"/>
      <text:p text:style-name="P21">Первый день службы закончился заполночь — нас тренировали ложиться спать и подыматься после сна за сорок пять секунд.</text:p>
      <text:p text:style-name="P21">За указанное время нужно снять с себя всё обмундирование, аккуратно сложить на табурет в центральном проходе, освещённом длинными лампами дневного света, нырнуть на свою койку в кубрике и укрыться простынёй с одеялом.</text:p>
      <text:p text:style-name="P21">Кубрик — это составленные плотной группой четыре двухъярусные койки, отделённая от соседних кубриков тесными проходами, где ты толкаешься с теми, кому спать в соседних кубриках.</text:p>
      <text:p text:style-name="P21">А как не толкаться? Ширина межкубричного прохода определяется шириной стоящей в конце него тумбочки.</text:p>
      <text:p text:style-name="P21">Светлая такая тумбочка с выдвижным ящиком наверху, а под ним дверца, за которой ещё две полочки. Всё это на восемь человек — по четыре от каждого кубрика, чьи койки обступают проход определённый шириной тумбочки.</text:p>
      <text:p text:style-name="P21">Если в проходе есть койка деда, тумбочка безраздельно — его, это не обсуждается. Фазан может поделиться самой нижней полкой, но не всякий.</text:p>
      <text:p text:style-name="P21">Стройбат приучает жить налегке, не обременять себя лишними вещами. Ну, а лезвия «Нева» и станок безопасной бритвы держишь на полке сослуживцев одного с тобой призыва, у которых в проходе между кубриками не оказалось дедов и фазанов.</text:p>
      <text:p text:style-name="P21">Решать проблемы через офицеров — вредно для здоровья. <text:span text:style-name="T15">Фазано-дедовская система залог воинской дисциплины, посягнув на неё офицер пилит сук под собою. Поэтому, если ты ему пожалуешься, он пожалуется на тебя дедам, уедет домой после службы, а тебе повредят здоровье.</text:span></text:p>
      <text:p text:style-name="P21"/>
      <text:p text:style-name="P22">Но всё это узнаётся позже, а сейчас по центральному проходу «учебки» ходят сержанты и выискивают сапог с недообёрнутой вкруг голенища портянкой, или ремень в спешке небрежно брошенный поверх табурета, или отсутствие какой-либо части обмундирования — одетым укрылся падла!</text:p>
      <text:p text:style-name="P22">Найдя искомое к чему придраться, они командуют общий «подъём!» и тренировка начинается <text:s/>сначала.</text:p>
      <text:p text:style-name="P22">Вряд ли мы начали лучше справляться, скорей всего сержантам тоже захотелось спать. После очередного «отбоя» они не объявили «подъём» и лампы дневного света над центральным проходом потушены, осталась лишь над тумбочкой дневального у входа в казарму. <text:span text:style-name="T16">Её далёкий свет не помеха, можно закрыть глаза и...</text:span></text:p>
      <text:p text:style-name="P22">- <text:span text:style-name="T16">Учебка, подъём!!!</text:span></text:p>
      <text:p text:style-name="P23">Что? За что? О, чёрт, это — утро! А ночь когда?</text:p>
      <text:p text:style-name="P23">Я же говорил, время в армии — это сука паскудная!</text:p>
      <text:p text:style-name="P23">Проводится пара тренировочных подъёмов, но без пристрастия, а для острастки. Впереди завтрак и повар «дед» из окна раздатки кухни устроит сержантам <text:span text:style-name="T1">ф</text:span><text:span text:style-name="T24">ел</text:span><text:span text:style-name="T20">и́ </text:span><text:span text:style-name="T19">атендр</text:span><text:span text:style-name="T20">э́ <text:s/></text:span><text:span text:style-name="T17">за задержку.</text:span></text:p>
      <text:p text:style-name="P23"/>
      <text:p text:style-name="P23">У королей Франции имелся особый придворный по должности трахавший палкой о в пол при вхождении короля в какой-нибудь зал какого-нибудь из королевских дворцов. При это трахнувший кричал:</text:p>
      <text:p text:style-name="P23">- Его величество — король!</text:p>
      <text:p text:style-name="P23">И вот однажды, в Лувре, приближается очередной по номеру Людовик <text:s/>к двери ведущей в общий зал, а глашатая не видно.</text:p>
      <text:p text:style-name="P23">Может, какой-то беспорядок в своём обмундировании поправлял. <text:s/>А как войти без траханья, если ты король?</text:p>
      <text:p text:style-name="P23">Но в последний момент, откуда ни возьмись, ввернулся придворный с палкой в дверной проём и, как положено по уставу — бац!</text:p>
      <text:p text:style-name="P23"><text:soft-page-break/>- Его величество — король!</text:p>
      <text:p text:style-name="P23">Вобщем, королю даже маршировать на месте не пришлось, но он, входя, служителя по-королевски, эдак, пожурил:</text:p>
      <text:p text:style-name="P17">- <text:span text:style-name="T2">Ж</text:span><text:span text:style-name="T16">е</text:span><text:span text:style-name="T20">и́ </text:span><text:span text:style-name="T16"><text:s/></text:span><text:span text:style-name="T2">ф</text:span><text:span text:style-name="T25">ел</text:span><text:span text:style-name="T20">и́ </text:span><text:span text:style-name="T21">атендр</text:span><text:span text:style-name="T20">э́.</text:span></text:p>
      <text:p text:style-name="P17"><text:span text:style-name="T18">В переводе с французского это значит «мне чуть было не пришлось ждать».</text:span><text:span text:style-name="T20"> </text:span></text:p>
      <text:p text:style-name="P24"><text:span text:style-name="T23">Н</text:span><text:span text:style-name="T22">о дед-повар по другому переведёт:</text:span></text:p>
      <text:p text:style-name="P25">- Ты, сука ёбаный! В конец оборзел на хуй? Сержанта тебе кинули, так нюх потерял? Ебал я твои лычки и тебя вместе с ними. Ещё раз опоздаешь — сам на раздатку пойдёшь, петушара!</text:p>
      <text:p text:style-name="P24"><text:span text:style-name="T22">И сержанту нечем крыть такой </text:span><text:span text:style-name="T21">фел</text:span><text:span text:style-name="T20">и́ </text:span><text:span text:style-name="T21">атендр</text:span><text:span text:style-name="T20">э́, </text:span><text:span text:style-name="T22">потому что он хоть и не «петух», но пока ещё «фазан».</text:span></text:p>
      <text:p text:style-name="P24"/>
      <text:p text:style-name="P25">Какое отношение имеют короли к стройбату? <text:s/>Самое что ни на есть прямое.</text:p>
      <text:p text:style-name="P25">Неофициально, военно-строительные отряды Советского Союза именовались «королевскими войсками».</text:p>
      <text:p text:style-name="P25">Смекаешь?</text:p>
      <text:p text:style-name="P25">Идём дальше.</text:p>
      <text:p text:style-name="P25"/>
      <text:p text:style-name="P25">Обмундирование военного строителя состояло из пилотки цвета хаки. В неё ввинчивалась небольшая красно-вишнёвая звёздочка с жёлтеньким серп-и-молотом посередине.</text:p>
      <text:p text:style-name="P26">Звёздочка — очень важная деталь. Именно она определяет где у пилотки зад, а где перед.</text:p>
      <text:p text:style-name="P26">Исходя из своей формы, пилотка не в состоянии покрыть уши солдата.</text:p>
      <text:p text:style-name="P26">При сильном ветре или дожде можно отвернуть пилоткины лацканы и натянуть на череп, но это придаёт военнослужащему вид гопника в <text:s/>колпаке <text:span text:style-name="T27">типа «гандон»</text:span>.</text:p>
      <text:p text:style-name="P26">При определённых обстоятельствах стройбатовец мог одеть пилотку даже поперёк, то есть звёздочка со лба переводилась в положение над ухом. <text:span text:style-name="T26">Но, предполагая выглядеть как Наполеон в треуголке, он выглядел как долбоёб и — сбоку звёздочка.</text:span></text:p>
      <text:p text:style-name="P26"/>
      <text:p text:style-name="P27">Фуражки также украшали головы военных строителей, но <text:s text:c="2"/>сопровождаясь кителем и брюками поверх тупорыло уставной обуви из чёрной кожи. Это называлось «парадкой» <text:span text:style-name="T26">—</text:span> парадной формой, с чёрными погонами на плечах. <text:s/>Чёрный всегда в моде.</text:p>
      <text:p text:style-name="P27">Чёрные <text:s/>петлицы на воротнике кителя украшали миниатюрные эмблемы военных строителей из жёлтого сплава. <text:span text:style-name="T28">Эта же эмблема повторялась в нарукавном шевроне без металлических примесей.</text:span></text:p>
      <text:p text:style-name="P29">Краткое Геральдическое Истолкование Эмблемы</text:p>
      <text:p text:style-name="P29"/>
      <text:p text:style-name="P26">«<text:span text:style-name="T28">комбат мечет гром и молнии, прапорщик вертится, как белка в колесе, а я забил на всё …, бросил якорь, так что … ты меня и бульдозером сдвинешь»</text:span></text:p>
      <text:p text:style-name="P28">Из-под кителя виднелась рубашка цвета хаки и галстук более тёмного хаки с белой резинкой от трусов, которая пряталась под воротник рубашки и не виднелась, а держала галстук.</text:p>
      <text:p text:style-name="P28"/>
      <text:p text:style-name="P28">Но вернёмся к «повседневке» <text:span text:style-name="T26">— </text:span>повседневной форме, которая начиналась пилоткой.</text:p>
      <text:p text:style-name="P28">Поверх трусов и майки (в зимнее время байковых кальсонов и рубахи-балахона) — курточка без погонов (получишь звание, различаемое количеством поперечных лычек на погоне — сам пришьёшь).</text:p>
      <text:p text:style-name="P30"><text:s/>От <text:s/>отложного воротничка и до низа <text:span text:style-name="T26">— </text:span>полы заканчиваются на середине ляжек <text:span text:style-name="T26">— </text:span>курточка застёгивается пуговицами из лёгкой пластмассы с барельефом <text:s/>звезды и скрещённых серпа и молота у неё в центре.</text:p>
      <text:p text:style-name="P30">В широких манжетах рукавов <text:span text:style-name="T26">—</text:span> <text:s/>более мелкие, а в остальном такие же пуговицами.</text:p>
      <text:p text:style-name="P32">В полах, чуть ниже пояса, прямые карманы, не накладные, но с клапанами, чтобы песок не засыпался.</text:p>
      <text:p text:style-name="P31">Под левым бортом курточки, на уровне сердца, внутренний карман из холстины цвета хаки.</text:p>
      <text:p text:style-name="P33">Штаны повседневки — образец прагматичности.</text:p>
      <text:p text:style-name="P33"><text:soft-page-break/>Это суживающиеся книзу хэбэ трубы с большими накладными заплатами на коленях, для упрочнения и продления срока службы; два кармана на бёдрах; ширинка с мелкими пуговицами без каких-либо эмблем.</text:p>
      <text:p text:style-name="P33">Внизу труб-штанин имелись также штрипки, но их просто обрезали, чтобы не делали мозги и не натирали ноги.</text:p>
      <text:p text:style-name="P33"/>
      <text:p text:style-name="P33">Зимою головным убором являлась шапка-ушанка из серого искусственного меха.</text:p>
      <text:p text:style-name="P33">Наличие шнурков на длинных отворотах позволяет носить шапку-ушанку четырьмя способами:</text:p>
      <text:p text:style-name="P33">1) «уши вверх» <text:s/>— в виде венца царя Соломона;</text:p>
      <text:p text:style-name="P33">2) «уши под затылком» <text:s/>— в виде затаившегося кролика;</text:p>
      <text:p text:style-name="P33">3) «уши распущены» <text:s/>— типа, гордо реет буревестник;</text:p>
      <text:p text:style-name="P33">4) «уши под подбородком» <text:s/>— типа, партнёр для спарринга.</text:p>
      <text:p text:style-name="P33"/>
      <text:p text:style-name="P33">Поверх повседневки зимой одевалась <text:span text:style-name="T29">ф</text:span>уфайка длиной чуть ниже пояса.</text:p>
      <text:p text:style-name="P33">Вертикальные строчки швов для удержания утепляющей ваты, делали её помесью древней воинской ферязи и униформы концлагерника, но однотонного цвета хаки.</text:p>
      <text:p text:style-name="P34">Вместо фуфайки мог быть бушлат, превосходящий фуфайку по многим параметрам.</text:p>
      <text:p text:style-name="P34">Во-первых, в нём ваты вдвое больше и, значит, он теплее.</text:p>
      <text:p text:style-name="P34">Во-вторых, длиной он доходит до середины ляжек, прикрывая пах и ягодицы от изуверств зимней непогоды.</text:p>
      <text:p text:style-name="P34"/>
      <text:p text:style-name="P34">Поверх парадки одевалась двубортная шинель из материала суконно-войлочного вида, длиною чуть ниже колен, с двумя рядами жёлтых пуговиц (один — декоративный).</text:p>
      <text:p text:style-name="P34">Сзади, поперёк крестца, пришит короткий хлястик с парой декоративных пуговиц, под которым, чуть ниже прямого прохода, начинается вертикальный разрез донизу — на случай необходимости прибавить шагу, или какой другой необходимости.</text:p>
      <text:p text:style-name="P34"/>
      <text:p text:style-name="P34">Вот, вкратце, как одевался военный строитель, он же стройбатовец.</text:p>
      <text:p text:style-name="P34"/>
      <text:p text:style-name="P34">Правда нам, весеннему призыву 1973 года, на первых порах выпала честь донашивать гимнастёрки классического образца российской и Красной армий, завалявшиеся на складах Советской армии.</text:p>
      <text:p text:style-name="P34">Впоследствии, когда мы их износили и они стали раритетом, «фазаны» кипятком ссали <text:span text:style-name="T30">чтоб раздобыть себе такую, непохожую на всех.</text:span></text:p>
      <text:p text:style-name="P34"/>
      <text:p text:style-name="P35">Сравнительный анализ составных частей обмундирования показывает, что самым идиотическим предметом одежды является фуражка с твёрдым козырьком, на которой и спать неудобно, и на уши не натянешь.</text:p>
      <text:p text:style-name="P35"/>
      <text:p text:style-name="P35">Входом в барак-казарму служила пристройка-тамбур по центру длинной боковой стены.</text:p>
      <text:p text:style-name="P35">Тамбур — это прихожая три на три метра вымощенная крупной серой плиткой, в которой окон больше, чем стен.</text:p>
      <text:p text:style-name="P35">Снаружи перед дверью брошена арматурная решётка в рамке из 45-миллиметрового уголка — оскребать грязь с сапог. Под решёткой — неглубокая бетонированная яма, чтоб грязи было куда сваливаться.</text:p>
      <text:p text:style-name="P35">Рядом с тамбуром сооружена открытая беседка такого же, примерно, размера со скамьёй из трёх брусьев вдоль дощатых бортиков. Шатровая крыша опирается на стойки по углам.</text:p>
      <text:p text:style-name="P35">В центре беседки снова <text:span text:style-name="T31">неглубокая бетонированная яма, но уже круглая, чтобы сидящим вдоль бортиков военнослужащим было куда бросать свои окурки — дневальные уберут.</text:span></text:p>
      <text:p text:style-name="P36">Рядом с беседкой невысокие длинные кóзлы, сваренные из труб. Несколько человек могут поставить ту, или иную ногу на продольную верхнюю трубу, когда чистят свои сапоги.</text:p>
      <text:p text:style-name="P36"><text:soft-page-break/>Ничего не забыл?</text:p>
      <text:p text:style-name="P36">Ах, да! Ещё трава по сторонам асфальтной дорожки.</text:p>
      <text:p text:style-name="P36"/>
      <text:p text:style-name="P36">Когда сержантам надоедает муштровать наш строевой шаг на плацу между проходной, столовой и сортиром, или вдалбливать смысл строк из тощей книжечки Устава внутренней службы, они отдают приказ приступить к искоренению амброзии.</text:p>
      <text:p text:style-name="P36"/>
      <text:p text:style-name="P36">Мне раньше казалось, что амброзия — взвеселяющий напиток на пирушках вечно юных, бессмертных богов Олимпа, а она оказалась жутко вредной травой.</text:p>
      <text:p text:style-name="P36">Нам показали листки с типографским текстом и её чёрно-белым изображением — найти среди травы похожих на картинку и — искоренить. Обезвредить <text:span text:style-name="T32">распространяющего </text:span>аллерги<text:span text:style-name="T32">ю</text:span> <text:span text:style-name="T32">преступника.</text:span></text:p>
      <text:p text:style-name="P37">Это хорошее задание, потому что сержанты куда-то исчезают на часок и можно не спеша знакомиться.</text:p>
      <text:p text:style-name="P37">Из Конотопа, например, только я один, зато много земляков из Сумской области — Бурынь, Кролевец, Шостка.</text:p>
      <text:p text:style-name="P37">Вообще, весь наш майский призыв с Украины, но днепропетровцев привезли раньше нас. Они уже прошли учебку и распределены по ротам.</text:p>
      <text:p text:style-name="P37">Пользуясь отсутствием сержантов, некоторые из них прокрались в беседку у тамбура — выуживают из круглой ямы <text:span text:style-name="T33">окурки</text:span> покрупнее, что мы побросали туда при команде на построение.</text:p>
      <text:p text:style-name="P37">Никто толком не знает за что такие гонения на амброзию, которой тут и не видно, но разговоры в траве помогают отвлечься от навалившейся на нас вечности длиной в два года.</text:p>
      <text:p text:style-name="P37"/>
      <text:p text:style-name="P37">В новоодёванном обмундировании неудобно отрабатывать «отбой-подъём», пуговицы туго пролазят в петли. </text:p>
      <text:p text:style-name="P37">По совету Вити Стреляного, я расширил петли ручкой алюминиевой ложки в столовой и — <text:span text:style-name="T33">стали</text:span> влетать как миленькие.</text:p>
      <text:p text:style-name="P37"/>
      <text:p text:style-name="P38">Ближайшая цель строевой подготовки — показать себя на построении в день присяги.</text:p>
      <text:p text:style-name="P38">В «учебке» нас три взвода, а строевая песня — одна.</text:p>
      <text:p text:style-name="P76"><text:tab/><text:tab/><text:tab/>Через две,</text:p>
      <text:p text:style-name="P76"><text:tab/><text:tab/><text:tab/>Через две весны,</text:p>
      <text:p text:style-name="P76"><text:tab/><text:tab/><text:tab/>Через две,</text:p>
      <text:p text:style-name="P76"><text:tab/><text:tab/><text:tab/>Через две зимы — </text:p>
      <text:p text:style-name="P76"><text:tab/><text:tab/><text:tab/>Отслужу, как надо,</text:p>
      <text:p text:style-name="P38"><text:span text:style-name="T1"><text:tab/><text:tab/><text:tab/>И — вернусь..</text:span>.</text:p>
      <text:p text:style-name="P38">Когда первый взвод, печатая шаг, хором допевал её и делал «стой! раз-два!», на плац вступал второй и запевал её сначала. Бодрая песня становилась нестерпимо длинной.</text:p>
      <text:p text:style-name="P38">А вслед за ними притопывали мы — третий взвод — и орали про третью пару зим и вёсен, и в этом чувствовался явный перебор.</text:p>
      <text:p text:style-name="P38">Даже в строю новобранцев раздавались сдержанные смешки; сержанты двух первых взводов смеялись в открытую, а наш нервничал.</text:p>
      <text:p text:style-name="P38">Когда я сказал ему, что могу приготовить другую песню, только мне нужна бумага и чем писать, он не сразу понял о чём речь, но затем отпустил с плаца — заняться творчеством на благо взвода. <text:span text:style-name="T34">Бумагу и ручку взять у дежурного по роте.</text:span></text:p>
      <text:p text:style-name="P38"/>
      <text:p text:style-name="P39">При входе в казарму первым делом видишь тумбочку, возле которой стоит солдат. Это — дневальный, тумбочка — его пост; отсюда он должен подать команду «рота! смирно!», <text:s/>при появлении офицера.</text:p>
      <text:p text:style-name="P39">Дневальных двое, они сменяют друг друга у тумбочки каждые четыре часа и тот, что не на посту, ходит вместе с дежурным в столовую — делать заготовку на столах для приёма пищи <text:soft-page-break/>своей ротой.</text:p>
      <text:p text:style-name="P39">Эти трое — дежурный и два дневальных — называются «нарядом» и они заступают в наряд на одни сутки, а потом их сменит другой наряд.</text:p>
      <text:p text:style-name="P39"/>
      <text:p text:style-name="P39">Дежурны<text:span text:style-name="T35">й</text:span> по роте удивился, но нашёл мне бумагу с ручкой и я прошёл в комнату, которую замполит именует «ленинской», потому что тут стены обшиты панелью из ДСП жёлтого цвета и рядом с зеркалом <text:span text:style-name="T35">плакатная</text:span> <text:s/>голов<text:span text:style-name="T35">а</text:span> <text:span text:style-name="T35">В</text:span>ождя <text:span text:style-name="T35">всего двумя красками; а солдаты кличут бытовкой — тут есть розетки для утюга, или электробритвы и зеркало достаточно широкое, чтобы в него могли смотреться два-три бреющихся.</text:span></text:p>
      <text:p text:style-name="P40">Музыка к песне проблем не составляла — все знали популярную </text:p>
      <text:p text:style-name="P40"><text:tab/><text:tab/><text:tab/><text:span text:style-name="T1">Маруся, раз-два-три,</text:span></text:p>
      <text:p text:style-name="P77"><text:tab/><text:tab/><text:tab/>Калина,</text:p>
      <text:p text:style-name="P40"><text:span text:style-name="T1"><text:tab/><text:tab/><text:tab/>Чорнявая дивчына..</text:span>.</text:p>
      <text:p text:style-name="P40">Но не всем было известно, что это переделка из другой песни «Розпрягайте, хлопцi, коней...»,</text:p>
      <text:p text:style-name="P40"><text:s/>так что ей уже не привыкать:</text:p>
      <text:p text:style-name="P40"><text:tab/><text:tab/><text:tab/><text:span text:style-name="T1">Мы громче всех споём</text:span></text:p>
      <text:p text:style-name="P77"><text:tab/><text:tab/><text:tab/>И строевым лучше всех пройдём — </text:p>
      <text:p text:style-name="P77"><text:tab/><text:tab/><text:tab/>Во-о-от</text:p>
      <text:p text:style-name="P77"><text:tab/><text:tab/><text:tab/>Идёт</text:p>
      <text:p text:style-name="P77"><text:tab/><text:tab/><text:tab/>Наш третий</text:p>
      <text:p text:style-name="P40"><text:span text:style-name="T1"><text:tab/><text:tab/><text:tab/>Взвод..</text:span>.</text:p>
      <text:p text:style-name="P40">Сидя над листом бумаги, я вертел ручку в пальцах и подбирал в уме слова, подгонял их так и эдак. </text:p>
      <text:p text:style-name="P43">И бытовка вокруг меня, и запах хэбэ от моей гимнастёрки, и <text:span text:style-name="T38">стёртая </text:span>прав<text:span text:style-name="T42">ым</text:span> <text:span text:style-name="T38">сапогом кожа</text:span> <text:s text:c="2"/>отступили на второй план. Я был в самовольной отлучке из армии.</text:p>
      <text:p text:style-name="P40">Да, мы разучили и спели её.</text:p>
      <text:p text:style-name="P40"/>
      <text:p text:style-name="P42">В конце дня <text:span text:style-name="T38">выдалась минута по</text:span>кури<text:span text:style-name="T38">ть</text:span> в беседке и вокруг неё.</text:p>
      <text:p text:style-name="P42"><text:s/>Мимо проходил старшина четвёртой роты — мужик лет сорока с добродушным круглым лицом и круглым пузом.</text:p>
      <text:p text:style-name="P41">Он остановился спросить откуда мы призывались. Наверное, ему нечего было делать до отъезда в город — после пяти часов из офицерского состава в <text:span text:style-name="T36">отряде</text:span> оставался лишь дежурный по части. <text:span text:style-name="T36">Остальных офицеров, старшин и прапорщиков, а также две пары женщин из бухгалтерии в штабе части, везли в Ставрополь.</text:span></text:p>
      <text:p text:style-name="P44">Один из нас, по имени Ваня, видя гуманное расположение старшего по званию, заискивающе улыбнулся и спросил:</text:p>
      <text:p text:style-name="P44">- Товарищ старшина, а меня могут за это комиссовать?</text:p>
      <text:p text:style-name="P44">Он набычился и упёр указательный палец в широкий шрам на своём темени, окружённый щетиной обритых волос.</text:p>
      <text:p text:style-name="P44">- Чё, нашёл чем <text:s/>от армии закосить? - сказал старшина. - А хý. ты угадал!</text:p>
      <text:p text:style-name="P44">И он отечески-увещевательно хлопнул Ваню по спине широкой ладонью.</text:p>
      <text:p text:style-name="P44">От звучного шлепка Ваня прогнулся в обратную сторону и болезненно скривил рот:</text:p>
      <text:p text:style-name="P44">- Ой!</text:p>
      <text:p text:style-name="P44">Солдаты с готовностью засмеялись шутке старшины.</text:p>
      <text:p text:style-name="P44"/>
      <text:p text:style-name="P44">А тактические занятия мне даже понравились.</text:p>
      <text:p text:style-name="P44">Все три взвода «учебки» построили в одну колонну и вывели за территорию части.</text:p>
      <text:p text:style-name="P44">Сержанты объяснили, что «вспышка» <text:s text:c="2"/>— <text:s/>это ядерный взрыв и нужно залечь головой в его направлении.</text:p>
      <text:p text:style-name="P44">Последовала команда «бегом марш!» и, когда вся колонна перешла на нестройную рысцу, один из сержантов крикнул:</text:p>
      <text:p text:style-name="P44">- Вспышка справа!</text:p>
      <text:p text:style-name="P44"><text:soft-page-break/>С оживлёнными вскриками мы вразнобой повалились на траву. <text:s/>Это повторилось несколько раз.</text:p>
      <text:p text:style-name="P44"/>
      <text:p text:style-name="P45">Когда мы стали «дедами» и <text:s text:c="2"/>мои <text:s/>сопризывник<text:span text:style-name="T37">и вспоминали эти «вспышка слева! вспышка справа!» как одно из мытарств «молодой» службы, я их не понимал.</text:span></text:p>
      <text:p text:style-name="P45"><text:span text:style-name="T37">Не понимаю до сих пор. Бегать по летнему полю, кувыркаться в зелёной</text:span> <text:span text:style-name="T37">траве, когда есть на то силы и охота — это ж в кайф!</text:span></text:p>
      <text:p text:style-name="P45"><text:tab/><text:tab/><text:tab/><text:span text:style-name="T3">Как молоды мы были,</text:span></text:p>
      <text:p text:style-name="P45"><text:span text:style-name="T1"><text:tab/><text:tab/><text:tab/></text:span><text:span text:style-name="T3">Как молоды мы были..</text:span><text:span text:style-name="T37">.</text:span></text:p>
      <text:p text:style-name="P39"/>
      <text:p text:style-name="P46">После неустанной и напряжённой четырёхдневной учёбы мы приняли военную присягу и стали частью вооружённых сил Союза Советских Социалистических Республик.</text:p>
      <text:p text:style-name="P46">Нет, никакого автоматического, либо какого-нибудь иного оружия мы при этом не держали.</text:p>
      <text:p text:style-name="P46">По очереди подходили мы к столу на асфальтной дорожке, брали листок с текстом присяги, зачитывали его, клали обратно, ставили свою подпись в другом листке — где укажет лейтенант — и возвращались в строй; лицом к длинной стене барака, обложенного силикатным кирпичом «на ребро».</text:p>
      <text:p text:style-name="P46">Позади стола, лицом к нам, стояли два офицера.</text:p>
      <text:p text:style-name="P46">Если у кого-то из присягающих не ладилось с чтением, то к нему не очень-то и придирались — лишь бы кончил поскорей да поставил свою закорючку на бумаге.</text:p>
      <text:p text:style-name="P46">Напоследок лейтенант спросил нет ли у кого-нибудь из нас медицинского образования.</text:p>
      <text:p text:style-name="P46">После общей небольшой заминки из строя вышел молодой солдат и сказал, что он помогал фельдшеру в медпункте своего села.</text:p>
      <text:p text:style-name="P46">Его оставили в четвёртой роте, как и трёх профессиональных водителей.</text:p>
      <text:p text:style-name="P46">Сколько раз в последующие два года я крыл себя многоэтажными выражениями, что не сделал два шага вперёд — объявить о трёх годах подготовки к поступлению в медицинский институт на отделение нейрохирургии.</text:p>
      <text:p text:style-name="P47">Потом нам зачитали кому где служить. </text:p>
      <text:p text:style-name="P47">Я попал в первую роту — роту каменщиков. </text:p>
      <text:p text:style-name="P47">Вторая и третья — штукатуры. Четвёртая — шофера и что-то ещё.</text:p>
      <text:p text:style-name="P47">Нас отвели в казармы соответствующих рот и представили командиров наших отделений. Те указали свободные койки в кубриках пустой казармы, потому что личный состав роты в это время трудился на строительных объектах в городе.</text:p>
      <text:p text:style-name="P47"/>
      <text:p text:style-name="P47">В природе нет ничего более отвратительного по своему звучанию, чем команда дневального «рота! подъём!» <text:s text:c="2"/></text:p>
      <text:p text:style-name="P47">Забегая вперёд, признаюсь, что и сам я, будучи дневальным и дождавшись когда стрелки больших квадратных часов над тумбочкой покажут шесть ноль-ноль, <text:s/>делал глубокий вздох и самым наираспропаскуднейшим голосом орал:</text:p>
      <text:p text:style-name="P47">- Рё-о-т-я-а! Пад-ё<text:span text:style-name="T43">оо</text:span>м!</text:p>
      <text:p text:style-name="P47">Око за око. Ухо за ухо.</text:p>
      <text:p text:style-name="P47"/>
      <text:p text:style-name="P47">После первой ночи в казарме первой роты из моих личных вещей в тумбочке кубрика осталась только начатая пачка лезвий «Нева» за 25 коп.</text:p>
      <text:p text:style-name="P47">Пропажа зубной щётки, пасты и бритвенного станка не так меня удручила, как исчезновение 30 копеек из кармана хэбэ штанов. Это на две пачки сигарет «Прима».</text:p>
      <text:p text:style-name="P47"><text:span text:style-name="T38">Мне</text:span> вспомнил<text:span text:style-name="T38">ись</text:span> днепропетровц<text:span text:style-name="T38">ы</text:span>, <text:span text:style-name="T38">стрелявшие</text:span> бычки в яме беседки.</text:p>
      <text:p text:style-name="P47">Заправив постель одеялом и накинув на шею, по примеру старших товарищей, белое вафельное полотенце, я покинул казарму и в общем потоке цвета хаки пошёл в сортир. </text:p>
      <text:p text:style-name="P49">Над каждым из десяти очок кто-то сидел и над каждым сидящим стояла очередь из пары ожидающих и даже к мочестоку не сразу-то доступишься.</text:p>
      <text:p text:style-name="P50">Шёл шумный обмен новостями о происшествиях минувшего дня.</text:p>
      <text:p text:style-name="P50"><text:soft-page-break/>- Он чё — готовый был?</text:p>
      <text:p text:style-name="P50">- Сам знаешь.</text:p>
      <text:p text:style-name="P50">- Поймали?</text:p>
      <text:p text:style-name="P50">- А <text:s text:c="2"/>хýй его знает. Ищут.</text:p>
      <text:p text:style-name="P50">- <text:span text:style-name="T39">Поймают.</text:span></text:p>
      <text:p text:style-name="P50">- <text:span text:style-name="T39">Сам знаешь.</text:span></text:p>
      <text:p text:style-name="P50">У кранов умывальника те же происшествия, но в подробностях.</text:p>
      <text:p text:style-name="P50">К восьми часам дежурные по ротам провели на плацу зарядку с «молодыми» и «черпаками» своих подразделений. <text:s/>Роты позавтракали в полном составе и построены в <text:s/>пять шеренг на плацу, кроме нескольких «дедов», которые на всё забили.</text:p>
      <text:p text:style-name="P50">Без чего-то восемь к проходной подъезжает «козёл» ком<text:span text:style-name="T42">бата</text:span> <text:span text:style-name="T39">и маленький автобус с офицерами и бухгалтершами.</text:span></text:p>
      <text:p text:style-name="P51">Ком<text:span text:style-name="T42">бат</text:span>, замполит и начальник штаба <text:span text:style-name="T40">выходят на середину плаца</text:span>, бухгалтерши позади барака-<text:span text:style-name="T40">казармы</text:span> третьей роты направляются к четвёртой: половина того барака — <text:s/>это штаб части.</text:p>
      <text:p text:style-name="P51">Начинается развод.</text:p>
      <text:p text:style-name="P52">Дежурный по части докладывает командованию, что здесь происшествий не было.</text:p>
      <text:p text:style-name="P52">Начальник штаба приказывает двум солдатам третьей роты вый ти из строя и встать лицом к построению. Вчера они нарушали воинскую дисциплину на строительных объектах в городе. </text:p>
      <text:p text:style-name="P52">Начальник штаба объявляет меру наказания — десять суток ареста.</text:p>
      <text:p text:style-name="P52">Седовласый ком<text:span text:style-name="T42">бат</text:span>, водя по сторонам широкими стёклами очков в роговой оправе, начинает обличительную речь.</text:p>
      <text:p text:style-name="P52">О чём речь — понять невозможно, потому что он маразматик и с половины начатого предложения сбивается на следующее, но тоже до половины.</text:p>
      <text:p text:style-name="P53">За его спиной по дорожке вдоль клуба приближается отдельная рота. Идут на завтрак в столовую. Им этот развод вообще пó хую. Они — отдельная рота.</text:p>
      <text:p text:style-name="P53">Наконец, замполит говорит заорáторившемуся полковнику, что хватит уже. Тот договаривает ещё пару матюков и утихает.</text:p>
      <text:p text:style-name="P54">Дежурный по части сдаёт дежурство следующему, <text:s text:c="2"/>заступают в наряд <text:span text:style-name="T41">новые </text:span>дежурные по рота<text:span text:style-name="T41">м</text:span>, нарушители дисциплины бредут к проходной; там их запрут на «губу» <text:span text:style-name="T40">— </text:span>в <text:span text:style-name="T41">тёмной</text:span> комнатушк<text:span text:style-name="T41">е</text:span> без окон, но с нарами.</text:p>
      <text:p text:style-name="P53">Начальник штаба командует отправляться к месту работ.</text:p>
      <text:p text:style-name="P53">Мы шагаем к воротам, за которыми нас уже ждут грузовики.</text:p>
      <text:p text:style-name="P53">Ком<text:span text:style-name="T42">бат</text:span> всполошился <text:span text:style-name="T40">— </text:span>он вспомнил что ещё хотел сказать, когда говорил.</text:p>
      <text:p text:style-name="P53">А вот хуя тебе, муд<text:span text:style-name="T51">озвон</text:span>!</text:p>
      <text:p text:style-name="P55">Мы уже один за другим вспрыгиваем в кузов — ногой на колесо, руками за борт, перемахнуть через него и проскочить дальше, чтоб на тебя не приземлился следующий.</text:p>
      <text:p text:style-name="P56">Ну, всё. </text:p>
      <text:p text:style-name="P56">Отъехала проходная, побежали столбики кирпичного забора. Поворот вправо и мы едем вдоль лесочка к городу.</text:p>
      <text:p text:style-name="P56">Ничего, что сидеть не на чем; мы держимся за борта и друг за друга. Мы в город едем!</text:p>
      <text:p text:style-name="P56">Вобщем-то, это оказалось окраиной и возле нашего объекта ещё угадываются останки лесополосы.</text:p>
      <text:p text:style-name="P56">Девятиэтажный жилой дом из двух секций. <text:s/>Кладка белым силикатным кирпичом выведена уже до пятого этажа.</text:p>
      <text:p text:style-name="P56">Командир нашего отделения-бригады приказывает складывать на поддоны кирпич из наваленной самосвалами кучи.</text:p>
      <text:p text:style-name="P56">Двенадцать рядов на один поддон, получается без малого кубометр кирпича, но его надо укладывать с перевязкой, чтобы не рассыпался, когда башенный кран будет подавать его каменщикам для кладки стен.</text:p>
      <text:p text:style-name="P56">Вообще-то, дело не сложное, но оказывается силикатная пыль въедается в кожу рук и пальцы стираются ещё до завершения первого поддона. А рукавиц нам не дали.</text:p>
      <text:p text:style-name="P56"><text:soft-page-break/>Мелкорослы Гриша Дорфман печально смотрит в свои ладони.</text:p>
      <text:p text:style-name="P56">Кроме того, белую пыль трудно стряхнуть с наших хэбэ и сапогов, а спецовок нам не выдавали.</text:p>
      <text:p text:style-name="P56">Тот же грузовик везёт нас обратно в часть на обед. Прохожие на тротуарах ходят без строя и им нет дела до стройбатовцев в грузовике.</text:p>
      <text:p text:style-name="P57">На выезде из города, где от трассы отделяется шоссе к нашей части, стоит группы зданий промышленного вида.</text:p>
      <text:p text:style-name="P57">Ребята нашей бригады-отделения начинают вопить и махать в ту сторону, как футбольные болельщики, когда их команда выходит на поле.</text:p>
      <text:p text:style-name="P57">Витя Стреляный нехотя поясняет, что там — зона.</text:p>
      <text:p text:style-name="P57">Понятно — солидарность.</text:p>
      <text:p text:style-name="P57">30% личного состава стройбата — это граждане отбывшие срок за не слишком тяжкие преступления. Остальные 70% не признаны годными для строевой службы по состоянию здоровья, или же не докосили, как я.</text:p>
      <text:p text:style-name="P57">Комбат, в моменты просветления от своего хронического маразматизма, ухитряется выдавать чёткие определения:</text:p>
      <text:p text:style-name="P57">- Сброд калек и зэков, ёб вашу мать, блядь!</text:p>
      <text:p text:style-name="P57"/>
      <text:p text:style-name="P57">С работы нас привозят уже в сумерках.</text:p>
      <text:p text:style-name="P57">Вечернюю проверку после ужина проводит командир роты, капитан Писак.</text:p>
      <text:p text:style-name="P57">Рота построилась в две шеренги в обе стороны от тумбочки на входе в казарму.</text:p>
      <text:p text:style-name="P57">«Молодые» <text:s/>— таков закон — в первом ряду.</text:p>
      <text:p text:style-name="P57">Стоя лицом к строю, Писак читает фамилии в списке и, не подымая головы, вслушивается в:</text:p>
      <text:p text:style-name="P57">-Я!</text:p>
      <text:p text:style-name="P57">- Я!</text:p>
      <text:p text:style-name="P57">- Я!</text:p>
      <text:p text:style-name="P57">Когда очередь дошла до «молодых», он подходит и становится напротив сказавшего «я», пару секунд ощупывает твоё лицо немигающим взглядом из-под козырька фуражки. Потом выкликает следующего.</text:p>
      <text:p text:style-name="P58">И — всё, его фотографическая память запомнила тебя на два года вперёд и спустя месяц, вместо:</text:p>
      <text:p text:style-name="P58">- Как фамилия, рядовой?</text:p>
      <text:p text:style-name="P58">Он скажет:</text:p>
      <text:p text:style-name="P58">- Рядовой Огольцов!</text:p>
      <text:p text:style-name="P58">- Да, товарищ капитан!</text:p>
      <text:p text:style-name="P58">- Блатуешь, рядовой Огольцов?</text:p>
      <text:p text:style-name="P58">- Никак нет, товарищ капитан!</text:p>
      <text:p text:style-name="P58">- А бляха почему на яйцах? Сержант Солопов!</text:p>
      <text:p text:style-name="P58">- Слушаю, товарищ капитан!</text:p>
      <text:p text:style-name="P58">- Рядовому Огольцову пять нарядов вне очереди.</text:p>
      <text:p text:style-name="P58">- Есть, товарищ капитан.</text:p>
      <text:p text:style-name="P58">Ну, да, когда мы подходили к девятиэтажке я малость послабил ремень поверх гимнастёрки. Откуда мне было знать, что он выйдет из лесополосы?</text:p>
      <text:p text:style-name="P58"/>
      <text:p text:style-name="P58">В тот день я во всю пытался выслужиться перед сержантом. Он послал меня ровнять лопатой грунт под прокладку бордюров. Как я хуярил! Метров двести, если не больше. Может сержант, видя моё рвение, похерит наряды?</text:p>
      <text:p text:style-name="P78"><text:tab/><text:tab/><text:tab/>Два солдата из стройбата</text:p>
      <text:p text:style-name="P58"><text:span text:style-name="T1"><text:tab/><text:tab/><text:tab/>Заменяют экскаватор..</text:span>.</text:p>
      <text:p text:style-name="P58">Двое прохожих по недалёкому тротуару до того впечатлились, что подошли и стали приглашать распить с ними бутылку вина.</text:p>
      <text:p text:style-name="P58">- Нет. Спасибо. Не могу.</text:p>
      <text:p text:style-name="P58"><text:soft-page-break/>На вечерней проверке сержант поманил меня пальцем из строя — <text:s/>«на полы».</text:p>
      <text:p text:style-name="P58">«На полы» значит — когда все улягутся по кубрикам, подмести все проходы и, принося воду из умывальника у плаца, делать влажную уборку всей шестидесятисемиметровой казармы, включая бытовку и тамбур. Мыть в два приёма: сперва мокрой как хлющ тряпкой, затем выжатой насухо. Воду менять почаще, чтоб не оставалось грязных разводов.</text:p>
      <text:p text:style-name="P58">Потом доложить дежурному по роте, чтоб он принял работу.</text:p>
      <text:p text:style-name="P58">Если примет, можно делать отбой и радоваться, что сегодня не послан «на полы» в столовую.</text:p>
      <text:p text:style-name="P58">И уснуть, едва голова упадёт на подушку, а через секунду:</text:p>
      <text:p text:style-name="P48">- Рё-о-т-я-а! Пад-ё<text:span text:style-name="T43">оо</text:span>м!</text:p>
      <text:p text:style-name="P59">Пять нарядов — пять «на полы».</text:p>
      <text:p text:style-name="P59">- Ваньку в психушку увезли.</text:p>
      <text:p text:style-name="P59">- Какого?</text:p>
      <text:p text:style-name="P59">- Сам знаешь. Шрам на голове.</text:p>
      <text:p text:style-name="P59">- За шо?</text:p>
      <text:p text:style-name="P59">- На подъёме не стал обуваться. Говорит — в сапоги мышь залезла.</text:p>
      <text:p text:style-name="P59">- Косит, или заёб в голову зашёл?</text:p>
      <text:p text:style-name="P59">- А хуй его знает. Там проверят.</text:p>
      <text:p text:style-name="P59"/>
      <text:p text:style-name="P59">Первый выходной день у нас был в августе. До этого с восьми до сумерек на объектах, а тут — целое воскресенье в части.</text:p>
      <text:p text:style-name="P59">«Молодые» постирали свои пропылённые хэбэ. Бродят по части в трусах, майках и кирзовых сапогах, как те фрицы в фильме «Один шанс из тысячи».</text:p>
      <text:p text:style-name="P59"/>
      <text:p text:style-name="P59">За время истёкшее до первого выходного наше отделение перестало приветствовать криком зону у развилки шоссе.</text:p>
      <text:p text:style-name="P59">А перед завтраком, по утрам с безоблачной погодой мы уже не засматриваемся на диковинку — снега на вершине горы Эльбрус, зависшие в небе над свинарником.</text:p>
      <text:p text:style-name="P59">Рядовой Алимонов, он же Алимоша, научил меня докуривать стрельнутый у товарищей бычок «Примы» до трёх миллиметров от конца сигареты.</text:p>
      <text:p text:style-name="P59">А один раз нам выплатили получку.</text:p>
      <text:p text:style-name="P60">Старшина роты, крепко «под газом», выдавал в бытовке каждому по рублю и копеек двадцать сверху; а остальное натурой — кусок белой тряпки на подворотнички, две баночки сапожной ваксы, катушка ниток. Но в ведомости мы расписывались, конечно, за три рубля восемьдесят копеек. Потому что <text:span text:style-name="T44">всем известно, кого ни спроси, <text:s/>что рядовой Советской армии ежемесячно получает 3 руб. 80 коп. </text:span></text:p>
      <text:p text:style-name="P60"><text:span text:style-name="T44">Э</text:span>то <text:span text:style-name="T44">такая же</text:span> аксиома <text:span text:style-name="T44">как про Волгу и Каспийское море.</text:span></text:p>
      <text:p text:style-name="P61">Посреди лета, на вечерней проверке, замполит роты объявил, что моей жене, по её просьбе, послана справка, что я служу в армии.</text:p>
      <text:p text:style-name="P61">- <text:span text:style-name="T52">А я не знал, что </text:span>ты женатый, Голиков.</text:p>
      <text:p text:style-name="P61">- <text:span text:style-name="T52">А ты не спрашивал.</text:span></text:p>
      <text:p text:style-name="P61">Им-то некогда было в колониях для малолетних преступников.</text:p>
      <text:p text:style-name="P61"/>
      <text:p text:style-name="P62">Ольга, Конотоп, завод, танцы — кажутся чем-то нереальным; из другой далёкой жизни.</text:p>
      <text:p text:style-name="P62">От неё приходят письма.</text:p>
      <text:p text:style-name="P62">«...а вечерами смотрю как девушки с парнями своими идут гулять а я всё одна и так обидно аж плачу...» </text:p>
      <text:p text:style-name="P62">Мама тоже письма пишет; брат с сестрой прислали по паре штук.</text:p>
      <text:p text:style-name="P62">Во внутреннем кармане на груди у меня уже плотненькая пачка их писем.</text:p>
      <text:p text:style-name="P62">Я не знаю что писать в ответ.</text:p>
      <text:p text:style-name="P62">«Здравствуй, получил твоё письмо, за которое большое спасибо...»</text:p>
      <text:p text:style-name="P62">А дальше?</text:p>
      <text:p text:style-name="P62">«... отслужу, как надо, и — вернусь...»?</text:p>
      <text:p text:style-name="P62"><text:soft-page-break/>Ничего в голову не лезет, уже и думаю только матом.</text:p>
      <text:p text:style-name="P62">Вроде, близкие люди — роднее не бывает, а какая-то во мне отстранённость.</text:p>
      <text:p text:style-name="P62"/>
      <text:p text:style-name="P62">Как в тот раз, когда мы уже сидели в кузове грузовика под девятиэтажкой и дожидались кого-то из переодевающихся каменщиков.</text:p>
      <text:p text:style-name="P62">Один из старослужащих начал доставать Мишу Хмельницкого, за то, что тот хохол. Миша, пряча глаза, бормотал, что никакой он не хохол, просто фамилия такая.</text:p>
      <text:p text:style-name="P62">Мы все сидели молча.</text:p>
      <text:p text:style-name="P62">Старослужащий начал смеяться — что за призыв такой с Украины — ни одного хохла!</text:p>
      <text:p text:style-name="P62">- Ладно, я — хохол, ну, и что?</text:p>
      <text:p text:style-name="P62">Только когда эти слова каким-то странным эхом вернулись в кузов от белеющей сквозь сумерки кирпичной стены, мне дошло, что <text:s/>я сказал это.</text:p>
      <text:p text:style-name="P62">Странно слышать себя со стороны, <text:span text:style-name="T45">если не ожидаешь. Какая-то самоотстранённость.</text:span></text:p>
      <text:p text:style-name="P63">Старослужащий заткнулся. И действительно — что дальше-то?</text:p>
      <text:p text:style-name="P63"/>
      <text:p text:style-name="P63">Позднее Миша Хмельницкий открылся мне, что он тоже женат и сверх того поделился интимными подробностями — ему всегда было охота в конце полового акта ещё и помочиться туда же, для смеху, но никак не выходит.</text:p>
      <text:p text:style-name="P63">Я мысленно от души порадовался, что процесс эволюции хомо сапиенса предусмотрел анатомический механизм препятствующий шуткам таких вот долбоёбов.</text:p>
      <text:p text:style-name="P63"/>
      <text:p text:style-name="P63">Конечно, мои товарищи по службе не знали таких слов как «эволюция», или «хомо», зато могли пересказать по памяти части статей из книги Уголовного Кодекса.</text:p>
      <text:p text:style-name="P63">- А ты по какой ходил?</text:p>
      <text:p text:style-name="P63">- Статья шестьсот семнадцатая, часть вторая с отягчающими обстоятельствами.</text:p>
      <text:p text:style-name="P63">- Чё пиздишь? Такой статьи нету.</text:p>
      <text:p text:style-name="P63">- Недавно ввели — за людоедство.</text:p>
      <text:p text:style-name="P63"/>
      <text:p text:style-name="P63">Оказалось, что татуировка не просто украшение, а изотерические письмена для посвящённых — за что сел и какой достиг степени в лагерном табеле о рангах. <text:s/>А кто загремит по полной, те у себя на лбу делают наколку «раб СССР».</text:p>
      <text:p text:style-name="P63">Опять-таки, не все одинаковы.</text:p>
      <text:p text:style-name="P63">У одного всего три слова на плече, неброским скромным шрифтом — «in vino veritas», с такой татуировкой можно и за доктора философии сойти. Латинист, <text:span text:style-name="T46">ебёна вошь.</text:span></text:p>
      <text:p text:style-name="P64">Имеются и свои табу. За татуировку не по чину — жестокая расправа. И со словом «вафли» тоже надо поосторожнее.</text:p>
      <text:p text:style-name="P64">Алимоша после той получки зашёл в магазинчик напротив проходной и, показав пальцем на пачку вафлей, сказал продавщице:</text:p>
      <text:p text:style-name="P64">- А дайте мне ото печенье в клеточку.</text:p>
      <text:p text:style-name="P64">Но его это не спасло.</text:p>
      <text:p text:style-name="P64">- Чё, Алимоша, на вафли потянуло?</text:p>
      <text:p text:style-name="P64">- Да, пошёл ты...</text:p>
      <text:p text:style-name="P64"/>
      <text:p text:style-name="P64">А как не восхититься, <text:span text:style-name="T49">не прийти в умиление от незатейливо безыскусных, но таких поэтично</text:span> <text:s/><text:span text:style-name="T49"><text:s/></text:span>задорны<text:span text:style-name="T49">х</text:span> <text:s/>дуэл<text:span text:style-name="T49">ей</text:span> из <text:span text:style-name="T47">пересмешливых </text:span>лагерных двустиший?</text:p>
      <text:p text:style-name="P64"><text:tab/><text:tab/><text:tab/>- <text:span text:style-name="T1">Я ебал тебя в лесу,</text:span></text:p>
      <text:p text:style-name="P79"><text:tab/><text:tab/><text:tab/> <text:s/>Хочешь — справку принесу?.. </text:p>
      <text:p text:style-name="P79"/>
      <text:p text:style-name="P79"><text:tab/><text:tab/><text:tab/>- Я ебал тебя на пне — <text:s/></text:p>
      <text:p text:style-name="P79"><text:tab/><text:tab/><text:tab/> <text:s/>Вот и справочка при мне!..</text:p>
      <text:p text:style-name="P79"/>
      <text:p text:style-name="P79"><text:tab/><text:tab/><text:tab/>- Я ебал тебя в малине </text:p>
      <text:p text:style-name="P64"><text:soft-page-break/><text:span text:style-name="T1"><text:tab/><text:tab/><text:tab/> <text:s/>Вместе с справками твоими!</text:span>.. </text:p>
      <text:p text:style-name="P64">И победная завершающая точка:</text:p>
      <text:p text:style-name="P64"><text:tab/><text:tab/><text:tab/>- <text:span text:style-name="T1">Нечем крыть? Нет туза? </text:span></text:p>
      <text:p text:style-name="P65"><text:span text:style-name="T1"><text:tab/><text:tab/><text:tab/> <text:s/>На, вот — хуй, протри глаза!</text:span>..</text:p>
      <text:p text:style-name="P66"/>
      <text:p text:style-name="P66">Кроме игры слов случаются и практические шутки.</text:p>
      <text:p text:style-name="P66">После обеда, стоя у проходной, ожидаем свой грузовик. Саша Хворостюк и Витя Стреляный накануне вечером побрили головы лезвием, теперь выделяются нежно-белой кожей над загаром лиц.</text:p>
      <text:p text:style-name="P66">- А вот, если <text:s/>мне на темени зарубку сделать — стану я на хуй похожим?- спрашивает меня Витя.</text:p>
      <text:p text:style-name="P63">- <text:span text:style-name="T48">Витёк, ты и без зарубки похож.</text:span></text:p>
      <text:p text:style-name="P63">- <text:span text:style-name="T48">Будь другом, возьми меня за уши — сдрочи.</text:span></text:p>
      <text:p text:style-name="P66">Разве другу откажешь? Стиснув его уши дёргаю вверх-вниз.</text:p>
      <text:p text:style-name="P66">- Тьфу-тьфу-тьфу...</text:p>
      <text:p text:style-name="P66">Я не понял — белая слюна мелких плевков падает на грудь моей гимнастёрки...</text:p>
      <text:p text:style-name="P66">- Это я кончил,- поясняет он.</text:p>
      <text:p text:style-name="P66">Перед проходной тормозит грузовик, привёз отделение штукатуров, из днепропетровских. Они заходят в раскрытые ворота. Из проходной выскакивают пятеро «черпаков» и всей сворой накидываются на здорового, как бугай, солдата нашего призыва. Нет, отмахался, только пилотку сбили. Это внутренние разборки третьей роты. Водитель грузовика сигналит нам, чтоб лезли в кузов.</text:p>
      <text:p text:style-name="P66"/>
      <text:p text:style-name="P67">Девятиэтажку кладут и ночью, под гирляндой из электролампочек над стеной.</text:p>
      <text:p text:style-name="P67">Из нашего призыва в ночной смене двое — долговязый солдат, который на гражданке работал каменщиком, да я.</text:p>
      <text:p text:style-name="P67">Ему дали мастерок и он тоже ведёт кладку, а я лопатой подношу раствор из железного ящика на стену. Ночи тут холодные и мы поодевали неизвестно чьи затасканные бушлаты и фуфайки.</text:p>
      <text:p text:style-name="P67">В темноте за стеной вырисовывается кабинка башенного крана, а в ней неясное лицо кранового.</text:p>
      <text:p text:style-name="P67">Каменщики уговаривают его поднять наверх питьевой воды в чайнике, но тому лень спускаться по длинной лесенке внутри башни, а внизу никого нет, чтобы наполнил чайник из <text:s text:c="2"/>трубы водопровода рядом с растворной площадкой.</text:p>
      <text:p text:style-name="P67">Наконец, один из каменщиков становится на два из четырёх крючков «паука», — связки из <text:s text:c="2"/>стальных тросов — которыми цепляют растворные ящики и поддоны с кирпичом. Руками он хватается за те же тросы. Крановой врубает свою махину, подымает и разворачивает стрелу крана и несё стоящую на крюках фигуру далеко вниз, где горит одинокая лампочка растворной площадки.</text:p>
      <text:p text:style-name="P67">Какая техника безопасности? Тут все свои.</text:p>
      <text:p text:style-name="P67">Снизу крановой подымает поддон кирпича, а на нём чайник.</text:p>
      <text:p text:style-name="P67">Поддон приняли на линию между каменщиками и скомандовали крановому отвести стрелу. </text:p>
      <text:p text:style-name="P68">Один из крюков «паука» подцепил «молодого» каменщика за ремень на спине бушлата и поднял в воздух.</text:p>
      <text:p text:style-name="P68">Вознесение не слишком высокое — на метр, не более, потому что сразу поднялся свист и крики «майна».</text:p>
      <text:p text:style-name="P68">Крановой исполнил команду и всё обошлось, но каково было бедняге в те несколько секунд, когда он висел в воздухе, болтая длинными ногами и кричал:</text:p>
      <text:p text:style-name="P68">- Харэ! Харэ!</text:p>
      <text:p text:style-name="P68">Что означает «хорош вам баловаться», хотя, возможно, это было и случайностью, потому что «старики» тоже кричали крановому «майна! вниз!» </text:p>
      <text:p text:style-name="P68">Потом бригадир каменщиков отошёл на дальний угол возводимой секции, встал на краю <text:soft-page-break/>кладки и помочился вниз, на далёкие останки лесополосы дугообразной струёй в пунктирных отблесках от гирлянды электролампочек.</text:p>
      <text:p text:style-name="P80"><text:tab/><text:tab/><text:tab/>Нету лучшей красоты,</text:p>
      <text:p text:style-name="P68"><text:span text:style-name="T1"><text:tab/><text:tab/><text:tab/>Чем поссать с высоты..</text:span>.</text:p>
      <text:p text:style-name="P68">Он спрыгнул с угла и вернулся на линию — продолжать кладку.</text:p>
      <text:p text:style-name="P68"/>
      <text:p text:style-name="P68">Но не всегда всё обходилось...</text:p>
      <text:p text:style-name="P68">Двое солдат схватились, шутя, бороться над шахтой лифта. Вернее, тот, что поздоровей схватил того, что помельче — у здоровяков, обычно, настроение более шутливое.</text:p>
      <text:p text:style-name="P68">Ну, и свалились оба в шахту.</text:p>
      <text:p text:style-name="P68">Благодаря закону ускорения тел в свободном падении, здоровяк первым достиг дна шахты и всмятку расшибся на куче строительного мусора.</text:p>
      <text:p text:style-name="P69">Мелкий долетел вторым — на подстилку из бывшего шутника — и отделался тяжёлыми переломами. Но его не комиссовали, дослуживал до своего дембеля сторожем на различных объектах.</text:p>
      <text:p text:style-name="P68"/>
      <text:p text:style-name="P70">Раз в месяц на утреннем разводе нам зачитывали приказы о тех, или иных летальных исходах </text:p>
      <text:p text:style-name="P70">вследствие злостного нарушения правил техники безопасности в военно-строительных отрядах бакинского округа ПВО, в подчинение которому входил и наш стройбат.</text:p>
      <text:p text:style-name="P63"/>
      <text:p text:style-name="P71">Всех «молодых» в начале службы нагружают, но наше отделение было самым «молодым» из «молодых».</text:p>
      <text:p text:style-name="P71">Так сложилась цепь неблагоприятных обстоятельств.</text:p>
      <text:p text:style-name="P71">Прапорщик, он же командир взвода, поймал сержанта, он же командир нашего отделения, с двумя бутылками вина из гастронома.</text:p>
      <text:p text:style-name="P71"/>
      <text:p text:style-name="P71">Что такое прапорщик? </text:p>
      <text:p text:style-name="P71">Это «дед», которому нравится блатовать — вона как молодые перед ним трепещут! <text:s/>— <text:s/>и который понимает, что после дембеля, на гражданке, он — никто.</text:p>
      <text:p text:style-name="P71">На гражданке другая иерархия.</text:p>
      <text:p text:style-name="P71">Вот почему такой «дед» остаётся на сверхсрочную службу.</text:p>
      <text:p text:style-name="P71">Четыре месяца школы прапорщиков и он приходит в ту же часть с одной звёздочкой на беспросветном погоне.</text:p>
      <text:p text:style-name="P71">Ходит в парадке, шугает всех, получает сто двадцать в месяц.</text:p>
      <text:p text:style-name="P71">Как не порадоваться за человека нашедшего своё место в жизни?</text:p>
      <text:p text:style-name="P71">И вот наше отделение созвано из разных мест девятиэтажки — кто-то клал перегородки, кто-то рыл траншею, кто-то складывал поддоны — и построено у груды щебня возле второго подъезда.</text:p>
      <text:p text:style-name="P71">Перед строем стоял наш сержант без ремня с бляхой — явный признак арестанта — у ног его две бутылки вина с широкими наклейками, в трёх метрах от него — белобрысый прапорщик в рубахе от парадки; лето ведь.</text:p>
      <text:p text:style-name="P71">Короче, этот пацан, который даже и не «дед», а всего лишь прапор, решил устроить воспитательно-показательную ораторию.</text:p>
      <text:p text:style-name="P71">Мол, этот изменник <text:s/>родины покинул товарищей на трудовом посту, предательски ушёл в гастроном, но был пойман с поличным.</text:p>
      <text:p text:style-name="P72">Дотолкал прапор свою речугу до конца, а что дальше — не знает.</text:p>
      <text:p text:style-name="P72">Но он, по-видимому, не так давно смотрел сериал из жизни <text:s/>военных курсантов: кому-то там приходит посылка и он её жрёт втихаря, пока не попался, и замполит заставляет его съесть плитку шоколада перед строем и тот, понурив голову, сгорает от стыда и просит общего прощения.</text:p>
      <text:p text:style-name="P72">Так этот Песталоцци с одной звёздочкой начинает из себя кинозвезду строить:</text:p>
      <text:p text:style-name="P72">- Ты бросил товарищей ради вина! Ну, так пей!</text:p>
      <text:p text:style-name="P72"><text:soft-page-break/>В жизни совсем другое кино.</text:p>
      <text:p text:style-name="P72">Вместо того, чтоб понурить голову, сержант её задрал и засадил бутылку с горлá — не отрываясь.</text:p>
      <text:p text:style-name="P72">Вторую не успел — прапорщик очнулся, подбежал и разбил её о щебень.</text:p>
      <text:p text:style-name="P72">Сержанта отвезли в часть и заперли на «губе» в проходной, а утром разжаловали в рядовые и послали каменщиком в ту бригаду, где он и был до нашего призыва.</text:p>
      <text:p text:style-name="P72">А как иначе? Чтоб он десять суток отлёживал бока на «губе» и даром хлеб ел? Не выйдет!</text:p>
      <text:p text:style-name="P72">Ведь, даже и без татуировки на лбу, все мы — рабы СССР.</text:p>
      <text:p text:style-name="P72"/>
      <text:p text:style-name="P73">Бригадиром нам поставили рядового «черпака» по фамилии Простомолóтов.</text:p>
      <text:p text:style-name="P73">- Зовите меня просто — Молотов.</text:p>
      <text:p text:style-name="P73">Интеллектуал. Очки носит. Про Молотова знает, но — «черпак» и, хотя ему дали лычку ефрейтора, «деды» им помыкают, а он и не пикнет, чтобы взяли какое-то другое отделение «молодых».</text:p>
      <text:p text:style-name="P73">Вот и получается, что после рабочего дня, вместо отбоя, мы идём на кухню и чистим картошку на обед всему личному составу части плюс отдельной роте — потому что картофелечистка поломалась.</text:p>
      <text:p text:style-name="P73">Всю ночь напролёт. До пяти утра.</text:p>
      <text:p text:style-name="P73">Правда, последний мешок, по частям, вынесли вёдрами на мусорку, присыпав очистками, чтоб дежурный по кухне не врубился. Типа, отходы.</text:p>
      <text:p text:style-name="P73">А потом как заведено развод и <text:s/>— на работу.</text:p>
      <text:p text:style-name="P73"/>
      <text:p text:style-name="P73">Или после ужина везут нас обратно на девятиэтажку, потому что туда КАМАЗы со станции возят алебастр и если пойдёт дождь накроется целый вагон ценного строительного материала.</text:p>
      <text:p text:style-name="P73">И мы, стоя по колено в сыпучем алебастре, загоняем его лопатами в подвал девятиэтажки через проём в блоках фундамента торцевой стены. Не успели перебросать один — подходит следующий самосвал; и будут ещё и ещё.</text:p>
      <text:p text:style-name="P73">А внутри алебастр надо тоже перегонять в соседний отсек подвала, иначе всё не поместится.</text:p>
      <text:p text:style-name="P73">Не забуду синюшный цвет лица Васи из Бурыни в свете подвальной лампочки, когда он там заснул на алебастровом бархане.</text:p>
      <text:p text:style-name="P73"/>
      <text:p text:style-name="P73">Вобщем, <text:s/>Простомолóтов, права армейская поговорка:</text:p>
      <text:p text:style-name="P73">- Лучше иметь дочь проститутку, чем сына ефрейтора.</text:p>
      <text:p text:style-name="P73"/>
      <text:p text:style-name="P73">Приехал папа Гриши Дорфмана и переговорил с кем-то в штабе.</text:p>
      <text:p text:style-name="P73">Гришу перевели в четвёртую роту и дали должность портного. Вскоре Гриша уже щеголяет в пэша и даже не ночует в казарме, ведь у него швейная мастерская рядом с баней.</text:p>
      <text:p text:style-name="P73">Пэша значит «полушерстяное обмундирование», <text:span text:style-name="T50">материал поплотнее хэбэ, цвета тёмной болотной тины — один из оттенков хаки.</text:span></text:p>
      <text:p text:style-name="P74">В пэша ходят аристократы срочной службы: водитель «козла» комбата, например, или киномеханик, он же почтальон.</text:p>
      <text:p text:style-name="P74">Великое дело — иметь папу умеющего вести переговоры.</text:p>
      <text:p text:style-name="P74"/>
      <text:p text:style-name="P74">А Ванькá, всё-таки, комиссовали.</text:p>
      <text:p text:style-name="P74">Сержант, который сопровождал его от психушки домой, рассказывал, что в Ставрополе на вокзале Ванёк бросил на пол свою сетку-авоську с газетным свёртком и кричал:</text:p>
      <text:p text:style-name="P74">- Тикайте! Там — бомба!</text:p>
      <text:p text:style-name="P74">Люди шарахались.</text:p>
      <text:p text:style-name="P74">А когда прибыли в родную хату <text:s/>Ванькá, он спокойно <text:s/>проговорил:</text:p>
      <text:p text:style-name="P74">- Вот так, сержант, умные люди в армии служат.</text:p>
      <text:p text:style-name="P74"/>
      <text:p text:style-name="P74"><text:soft-page-break/>Вобщем, в тот августовский выходной день, ища уединения от ленивой толпы пляжников в кирзовых сапогах, я хотел уйти за угол клуба части и из окна с арматурной решёткой, рядом с крыльцом и дверью в кинобудку, услышал акустическую гитару.</text:p>
      <text:p text:style-name="P74">Гитара...</text:p>
      <text:p text:style-name="P74">Я стоял и слушал, хоть слушать было нечего — кто-то коряво пытался сыграть <text:s/>аккорды «Шыз-гары», но с ритмом не ладилось; он бил балалаечным боем.</text:p>
      <text:p text:style-name="P74">Я не выдержал и вернулся к входной двери в клуб. Она оказалась открытой.</text:p>
      <text:p text:style-name="P74">В конце зала, по бокам от окошечек кинобудки — две двери. Одна — настежь, звук гитары — оттуда.</text:p>
      <text:p text:style-name="P74">В узкой комнате у окна с решёткой твёрдая больничная кушетка, на которой сидит зверовидный солдат в пилотке, чёрном комбинезоне и тапочках. В руках у него гитара.</text:p>
      <text:p text:style-name="P74">Другой солдат, тоже в тапочках, напротив него; у стены на стуле.</text:p>
      <text:p text:style-name="P74">- Чё нада?!</text:p>
      <text:p text:style-name="P74">- Это вы Shocking Blue <text:span text:style-name="T51">сыграть хотите. Я могу показать.</text:span></text:p>
      <text:p text:style-name="P75">Они переглянулись.</text:p>
      <text:p text:style-name="P75">- Ну, покажи.</text:p>
      <text:p text:style-name="P73"/>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6-05-08T13:23:43.382121239</meta:creation-date>
    <dc:date>2016-05-31T19:49:25.811671495</dc:date>
    <dc:creator>sehrguey </dc:creator>
    <meta:editing-duration>PT2H31M2S</meta:editing-duration>
    <meta:editing-cycles>31</meta:editing-cycles>
    <meta:generator>LibreOffice/4.3.3.2$Linux_x86 LibreOffice_project/430m0$Build-2</meta:generator>
    <meta:document-statistic meta:table-count="0" meta:image-count="0" meta:object-count="0" meta:page-count="18" meta:paragraph-count="494" meta:word-count="7557" meta:character-count="49610" meta:non-whitespace-character-count="42146"/>
  </office:meta>
</office:document-meta>
</file>